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57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fo:background-color="#861141"/>
    </style:style>
    <style:style style:name="ce4" style:family="table-cell" style:parent-style-name="Default" style:data-style-name="N11">
      <style:table-cell-properties fo:background-color="#861141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 style:data-style-name="N11">
      <style:table-cell-properties fo:background-color="#ff6d6d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 style:data-style-name="N11">
      <style:table-cell-properties fo:background-color="#d4ea6b"/>
    </style:style>
    <style:style style:name="ce19" style:family="table-cell" style:parent-style-name="Default">
      <style:table-cell-properties fo:background-color="#bbe33d"/>
    </style:style>
    <style:style style:name="ce20" style:family="table-cell" style:parent-style-name="Default" style:data-style-name="N11">
      <style:table-cell-properties fo:background-color="#bbe33d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 style:data-style-name="N11">
      <style:table-cell-properties fo:background-color="#81d41a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titled Database 11967b727c8d4e09be42ef3d5de750f8" table:style-name="ta1">
        <table:shapes>
          <draw:frame draw:z-index="0" draw:style-name="gr1" draw:text-style-name="P1" svg:width="16.7091in" svg:height="6.8807in" svg:x="22.0425in" svg:y="0.3661in">
            <draw:object draw:notify-on-update-of-ranges="'Untitled Database 11967b727c8d4e09be42ef3d5de750f8'.A2:'Untitled Database 11967b727c8d4e09be42ef3d5de750f8'.A12 'Untitled Database 11967b727c8d4e09be42ef3d5de750f8'.B1:'Untitled Database 11967b727c8d4e09be42ef3d5de750f8'.B1 'Untitled Database 11967b727c8d4e09be42ef3d5de750f8'.B2:'Untitled Database 11967b727c8d4e09be42ef3d5de750f8'.B12 'Untitled Database 11967b727c8d4e09be42ef3d5de750f8'.C1:'Untitled Database 11967b727c8d4e09be42ef3d5de750f8'.C1 'Untitled Database 11967b727c8d4e09be42ef3d5de750f8'.C2:'Untitled Database 11967b727c8d4e09be42ef3d5de750f8'.C12 'Untitled Database 11967b727c8d4e09be42ef3d5de750f8'.D1:'Untitled Database 11967b727c8d4e09be42ef3d5de750f8'.D1 'Untitled Database 11967b727c8d4e09be42ef3d5de750f8'.D2:'Untitled Database 11967b727c8d4e09be42ef3d5de750f8'.D12 'Untitled Database 11967b727c8d4e09be42ef3d5de750f8'.E1:'Untitled Database 11967b727c8d4e09be42ef3d5de750f8'.E1 'Untitled Database 11967b727c8d4e09be42ef3d5de750f8'.E2:'Untitled Database 11967b727c8d4e09be42ef3d5de750f8'.E12 'Untitled Database 11967b727c8d4e09be42ef3d5de750f8'.F1:'Untitled Database 11967b727c8d4e09be42ef3d5de750f8'.F1 'Untitled Database 11967b727c8d4e09be42ef3d5de750f8'.F2:'Untitled Database 11967b727c8d4e09be42ef3d5de750f8'.F12 'Untitled Database 11967b727c8d4e09be42ef3d5de750f8'.G1:'Untitled Database 11967b727c8d4e09be42ef3d5de750f8'.G1 'Untitled Database 11967b727c8d4e09be42ef3d5de750f8'.G2:'Untitled Database 11967b727c8d4e09be42ef3d5de750f8'.G12 'Untitled Database 11967b727c8d4e09be42ef3d5de750f8'.H1:'Untitled Database 11967b727c8d4e09be42ef3d5de750f8'.H1 'Untitled Database 11967b727c8d4e09be42ef3d5de750f8'.H2:'Untitled Database 11967b727c8d4e09be42ef3d5de750f8'.H12 'Untitled Database 11967b727c8d4e09be42ef3d5de750f8'.I1:'Untitled Database 11967b727c8d4e09be42ef3d5de750f8'.I1 'Untitled Database 11967b727c8d4e09be42ef3d5de750f8'.I2:'Untitled Database 11967b727c8d4e09be42ef3d5de750f8'.I12 'Untitled Database 11967b727c8d4e09be42ef3d5de750f8'.J1:'Untitled Database 11967b727c8d4e09be42ef3d5de750f8'.J1 'Untitled Database 11967b727c8d4e09be42ef3d5de750f8'.J2:'Untitled Database 11967b727c8d4e09be42ef3d5de750f8'.J12 'Untitled Database 11967b727c8d4e09be42ef3d5de750f8'.K1:'Untitled Database 11967b727c8d4e09be42ef3d5de750f8'.K1 'Untitled Database 11967b727c8d4e09be42ef3d5de750f8'.K2:'Untitled Database 11967b727c8d4e09be42ef3d5de750f8'.K12 'Untitled Database 11967b727c8d4e09be42ef3d5de750f8'.O1:'Untitled Database 11967b727c8d4e09be42ef3d5de750f8'.O1 'Untitled Database 11967b727c8d4e09be42ef3d5de750f8'.O2:'Untitled Database 11967b727c8d4e09be42ef3d5de750f8'.O12 'Untitled Database 11967b727c8d4e09be42ef3d5de750f8'.S1:'Untitled Database 11967b727c8d4e09be42ef3d5de750f8'.S1 'Untitled Database 11967b727c8d4e09be42ef3d5de750f8'.S2:'Untitled Database 11967b727c8d4e09be42ef3d5de750f8'.S12 'Untitled Database 11967b727c8d4e09be42ef3d5de750f8'.T1:'Untitled Database 11967b727c8d4e09be42ef3d5de750f8'.T1 'Untitled Database 11967b727c8d4e09be42ef3d5de750f8'.T2:'Untitled Database 11967b727c8d4e09be42ef3d5de750f8'.T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929in" svg:height="7.4197in" svg:x="40.5264in" svg:y="0.3358in">
            <draw:object draw:notify-on-update-of-ranges="'Untitled Database 11967b727c8d4e09be42ef3d5de750f8'.A2:'Untitled Database 11967b727c8d4e09be42ef3d5de750f8'.A12 'Untitled Database 11967b727c8d4e09be42ef3d5de750f8'.B1:'Untitled Database 11967b727c8d4e09be42ef3d5de750f8'.B1 'Untitled Database 11967b727c8d4e09be42ef3d5de750f8'.B2:'Untitled Database 11967b727c8d4e09be42ef3d5de750f8'.B12 'Untitled Database 11967b727c8d4e09be42ef3d5de750f8'.C1:'Untitled Database 11967b727c8d4e09be42ef3d5de750f8'.C1 'Untitled Database 11967b727c8d4e09be42ef3d5de750f8'.C2:'Untitled Database 11967b727c8d4e09be42ef3d5de750f8'.C12 'Untitled Database 11967b727c8d4e09be42ef3d5de750f8'.D1:'Untitled Database 11967b727c8d4e09be42ef3d5de750f8'.D1 'Untitled Database 11967b727c8d4e09be42ef3d5de750f8'.D2:'Untitled Database 11967b727c8d4e09be42ef3d5de750f8'.D12 'Untitled Database 11967b727c8d4e09be42ef3d5de750f8'.E1:'Untitled Database 11967b727c8d4e09be42ef3d5de750f8'.E1 'Untitled Database 11967b727c8d4e09be42ef3d5de750f8'.E2:'Untitled Database 11967b727c8d4e09be42ef3d5de750f8'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9709in" svg:height="6.4201in" svg:x="10.961in" svg:y="12.5335in">
            <draw:object draw:notify-on-update-of-ranges="'Untitled Database 11967b727c8d4e09be42ef3d5de750f8'.A86:'Untitled Database 11967b727c8d4e09be42ef3d5de750f8'.A96 'Untitled Database 11967b727c8d4e09be42ef3d5de750f8'.B85:'Untitled Database 11967b727c8d4e09be42ef3d5de750f8'.B85 'Untitled Database 11967b727c8d4e09be42ef3d5de750f8'.B86:'Untitled Database 11967b727c8d4e09be42ef3d5de750f8'.B96 'Untitled Database 11967b727c8d4e09be42ef3d5de750f8'.C85:'Untitled Database 11967b727c8d4e09be42ef3d5de750f8'.C85 'Untitled Database 11967b727c8d4e09be42ef3d5de750f8'.C86:'Untitled Database 11967b727c8d4e09be42ef3d5de750f8'.C96 'Untitled Database 11967b727c8d4e09be42ef3d5de750f8'.D85:'Untitled Database 11967b727c8d4e09be42ef3d5de750f8'.D85 'Untitled Database 11967b727c8d4e09be42ef3d5de750f8'.D86:'Untitled Database 11967b727c8d4e09be42ef3d5de750f8'.D9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8445in" svg:height="6.5087in" svg:x="6.2343in" svg:y="20.1283in">
            <draw:object draw:notify-on-update-of-ranges="'Untitled Database 11967b727c8d4e09be42ef3d5de750f8'.A128:'Untitled Database 11967b727c8d4e09be42ef3d5de750f8'.A138 'Untitled Database 11967b727c8d4e09be42ef3d5de750f8'.B127:'Untitled Database 11967b727c8d4e09be42ef3d5de750f8'.B127 'Untitled Database 11967b727c8d4e09be42ef3d5de750f8'.B128:'Untitled Database 11967b727c8d4e09be42ef3d5de750f8'.B138 'Untitled Database 11967b727c8d4e09be42ef3d5de750f8'.C127:'Untitled Database 11967b727c8d4e09be42ef3d5de750f8'.C127 'Untitled Database 11967b727c8d4e09be42ef3d5de750f8'.C128:'Untitled Database 11967b727c8d4e09be42ef3d5de750f8'.C1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5697in" svg:height="6.0051in" svg:x="5.5594in" svg:y="26.7854in">
            <draw:object draw:notify-on-update-of-ranges="'Untitled Database 11967b727c8d4e09be42ef3d5de750f8'.A140:'Untitled Database 11967b727c8d4e09be42ef3d5de750f8'.A140 'Untitled Database 11967b727c8d4e09be42ef3d5de750f8'.A141:'Untitled Database 11967b727c8d4e09be42ef3d5de750f8'.A151 'Untitled Database 11967b727c8d4e09be42ef3d5de750f8'.B140:'Untitled Database 11967b727c8d4e09be42ef3d5de750f8'.B140 'Untitled Database 11967b727c8d4e09be42ef3d5de750f8'.B141:'Untitled Database 11967b727c8d4e09be42ef3d5de750f8'.B151 'Untitled Database 11967b727c8d4e09be42ef3d5de750f8'.C140:'Untitled Database 11967b727c8d4e09be42ef3d5de750f8'.C140 'Untitled Database 11967b727c8d4e09be42ef3d5de750f8'.C141:'Untitled Database 11967b727c8d4e09be42ef3d5de750f8'.C151 'Untitled Database 11967b727c8d4e09be42ef3d5de750f8'.D140:'Untitled Database 11967b727c8d4e09be42ef3d5de750f8'.D140 'Untitled Database 11967b727c8d4e09be42ef3d5de750f8'.D141:'Untitled Database 11967b727c8d4e09be42ef3d5de750f8'.D151 'Untitled Database 11967b727c8d4e09be42ef3d5de750f8'.E140:'Untitled Database 11967b727c8d4e09be42ef3d5de750f8'.E140 'Untitled Database 11967b727c8d4e09be42ef3d5de750f8'.E141:'Untitled Database 11967b727c8d4e09be42ef3d5de750f8'.E1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default-cell-style-name="ce1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yTorch MCNN</text:p>
          </table:table-cell>
          <table:table-cell table:style-name="Default" office:value-type="string" calcext:value-type="string">
            <text:p>TF MCNN</text:p>
          </table:table-cell>
          <table:table-cell office:value-type="string" calcext:value-type="string">
            <text:p>PyTorch CCNN</text:p>
          </table:table-cell>
          <table:table-cell office:value-type="string" calcext:value-type="string">
            <text:p>TF CCNN</text:p>
          </table:table-cell>
          <table:table-cell office:value-type="string" calcext:value-type="string">
            <text:p>CSCNN /12</text:p>
          </table:table-cell>
          <table:table-cell office:value-type="string" calcext:value-type="string">
            <text:p>CSCNN /9</text:p>
          </table:table-cell>
          <table:table-cell office:value-type="string" calcext:value-type="string">
            <text:p>CSCNN /7</text:p>
          </table:table-cell>
          <table:table-cell office:value-type="string" calcext:value-type="string">
            <text:p>CSCNN /7 B400</text:p>
          </table:table-cell>
          <table:table-cell office:value-type="string" calcext:value-type="string">
            <text:p>CSCNN /6</text:p>
          </table:table-cell>
          <table:table-cell office:value-type="string" calcext:value-type="string">
            <text:p>CSCNN /4</text:p>
          </table:table-cell>
          <table:table-cell office:value-type="string" calcext:value-type="string">
            <text:p>CSCNN /3</text:p>
          </table:table-cell>
          <table:table-cell office:value-type="string" calcext:value-type="string">
            <text:p>CSCNN /2.5</text:p>
          </table:table-cell>
          <table:table-cell office:value-type="string" calcext:value-type="string">
            <text:p>CSCNN /2.75</text:p>
          </table:table-cell>
          <table:table-cell office:value-type="string" calcext:value-type="string">
            <text:p>CSCNN /2</text:p>
          </table:table-cell>
          <table:table-cell office:value-type="string" calcext:value-type="string">
            <text:p>CSCNN /1.875</text:p>
          </table:table-cell>
          <table:table-cell office:value-type="string" calcext:value-type="string">
            <text:p>CSCNN /1.75</text:p>
          </table:table-cell>
          <table:table-cell office:value-type="string" calcext:value-type="string">
            <text:p>CSCNN /1.5</text:p>
          </table:table-cell>
          <table:table-cell office:value-type="string" calcext:value-type="string">
            <text:p>CSCNN /1</text:p>
          </table:table-cell>
          <table:table-cell office:value-type="string" calcext:value-type="string">
            <text:p>CSCNN /0.2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1" office:value-type="percentage" office:value="0.4722" calcext:value-type="percentage">
            <text:p>47.22%</text:p>
          </table:table-cell>
          <table:table-cell office:value-type="percentage" office:value="0.65" calcext:value-type="percentage">
            <text:p>65.00%</text:p>
          </table:table-cell>
          <table:table-cell table:style-name="ce1" office:value-type="percentage" office:value="0.5069" calcext:value-type="percentage">
            <text:p>50.69%</text:p>
          </table:table-cell>
          <table:table-cell table:style-name="ce1" office:value-type="percentage" office:value="0.7875" calcext:value-type="percentage">
            <text:p>78.75%</text:p>
          </table:table-cell>
          <table:table-cell table:style-name="ce1" office:value-type="percentage" office:value="0.125" calcext:value-type="percentage">
            <text:p>12.50%</text:p>
          </table:table-cell>
          <table:table-cell table:style-name="ce1" office:value-type="percentage" office:value="0.1458" calcext:value-type="percentage">
            <text:p>14.58%</text:p>
          </table:table-cell>
          <table:table-cell table:number-columns-repeated="2" table:style-name="ce1" office:value-type="percentage" office:value="0.159722222222222" calcext:value-type="percentage">
            <text:p>15.97%</text:p>
          </table:table-cell>
          <table:table-cell table:style-name="ce1" office:value-type="percentage" office:value="0.166666666666667" calcext:value-type="percentage">
            <text:p>16.67%</text:p>
          </table:table-cell>
          <table:table-cell table:style-name="ce1" office:value-type="percentage" office:value="0.215277777777778" calcext:value-type="percentage">
            <text:p>21.53%</text:p>
          </table:table-cell>
          <table:table-cell table:number-columns-repeated="2" table:style-name="ce1" office:value-type="percentage" office:value="0.256944444444444" calcext:value-type="percentage">
            <text:p>25.69%</text:p>
          </table:table-cell>
          <table:table-cell table:style-name="ce1" office:value-type="percentage" office:value="0.270833333333333" calcext:value-type="percentage">
            <text:p>27.08%</text:p>
          </table:table-cell>
          <table:table-cell table:style-name="ce1" office:value-type="percentage" office:value="0.263888888888889" calcext:value-type="percentage">
            <text:p>26.39%</text:p>
          </table:table-cell>
          <table:table-cell table:style-name="ce1" office:value-type="percentage" office:value="0.277777777777778" calcext:value-type="percentage">
            <text:p>27.78%</text:p>
          </table:table-cell>
          <table:table-cell table:number-columns-repeated="2" table:style-name="ce1" office:value-type="percentage" office:value="0.270833333333333" calcext:value-type="percentage">
            <text:p>27.08%</text:p>
          </table:table-cell>
          <table:table-cell table:style-name="ce1" office:value-type="percentage" office:value="0.263888888888889" calcext:value-type="percentage">
            <text:p>26.39%</text:p>
          </table:table-cell>
          <table:table-cell table:style-name="ce1" office:value-type="percentage" office:value="0.208333333333333" calcext:value-type="percentage">
            <text:p>20.83%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1" office:value-type="percentage" office:value="0.2152" calcext:value-type="percentage">
            <text:p>21.52%</text:p>
          </table:table-cell>
          <table:table-cell office:value-type="percentage" office:value="0.325" calcext:value-type="percentage">
            <text:p>32.50%</text:p>
          </table:table-cell>
          <table:table-cell table:style-name="ce1" office:value-type="percentage" office:value="0.4236" calcext:value-type="percentage">
            <text:p>42.36%</text:p>
          </table:table-cell>
          <table:table-cell table:style-name="ce1" office:value-type="percentage" office:value="0.5153" calcext:value-type="percentage">
            <text:p>51.53%</text:p>
          </table:table-cell>
          <table:table-cell table:style-name="ce1" office:value-type="percentage" office:value="0.0694" calcext:value-type="percentage">
            <text:p>6.94%</text:p>
          </table:table-cell>
          <table:table-cell table:style-name="ce1" office:value-type="percentage" office:value="0.0902" calcext:value-type="percentage">
            <text:p>9.02%</text:p>
          </table:table-cell>
          <table:table-cell table:number-columns-repeated="2" table:style-name="ce1" office:value-type="percentage" office:value="0.0972222222222222" calcext:value-type="percentage">
            <text:p>9.72%</text:p>
          </table:table-cell>
          <table:table-cell table:number-columns-repeated="3" table:style-name="ce1" office:value-type="percentage" office:value="0.111111111111111" calcext:value-type="percentage">
            <text:p>11.11%</text:p>
          </table:table-cell>
          <table:table-cell table:number-columns-repeated="2" table:style-name="ce1" office:value-type="percentage" office:value="0.131944444444444" calcext:value-type="percentage">
            <text:p>13.19%</text:p>
          </table:table-cell>
          <table:table-cell table:style-name="ce1" office:value-type="percentage" office:value="0.118055555555556" calcext:value-type="percentage">
            <text:p>11.81%</text:p>
          </table:table-cell>
          <table:table-cell table:style-name="ce1" office:value-type="percentage" office:value="0.0972222222222222" calcext:value-type="percentage">
            <text:p>9.72%</text:p>
          </table:table-cell>
          <table:table-cell table:style-name="ce1" office:value-type="percentage" office:value="0.111111111111111" calcext:value-type="percentage">
            <text:p>11.11%</text:p>
          </table:table-cell>
          <table:table-cell table:style-name="ce1" office:value-type="percentage" office:value="0.125" calcext:value-type="percentage">
            <text:p>12.50%</text:p>
          </table:table-cell>
          <table:table-cell table:style-name="ce1" office:value-type="percentage" office:value="0.111111111111111" calcext:value-type="percentage">
            <text:p>11.11%</text:p>
          </table:table-cell>
          <table:table-cell table:style-name="ce1" office:value-type="percentage" office:value="0.0902777777777778" calcext:value-type="percentage">
            <text:p>9.03%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1" office:value-type="percentage" office:value="0.7291" calcext:value-type="percentage">
            <text:p>72.91%</text:p>
          </table:table-cell>
          <table:table-cell office:value-type="percentage" office:value="0.8153" calcext:value-type="percentage">
            <text:p>81.53%</text:p>
          </table:table-cell>
          <table:table-cell table:style-name="ce1" office:value-type="percentage" office:value="0.8472" calcext:value-type="percentage">
            <text:p>84.72%</text:p>
          </table:table-cell>
          <table:table-cell table:style-name="ce1" office:value-type="percentage" office:value="0.9444" calcext:value-type="percentage">
            <text:p>94.44%</text:p>
          </table:table-cell>
          <table:table-cell table:style-name="ce1" office:value-type="percentage" office:value="0.1458" calcext:value-type="percentage">
            <text:p>14.58%</text:p>
          </table:table-cell>
          <table:table-cell table:style-name="ce1" office:value-type="percentage" office:value="0.1944" calcext:value-type="percentage">
            <text:p>19.44%</text:p>
          </table:table-cell>
          <table:table-cell table:number-columns-repeated="2" table:style-name="ce1" office:value-type="percentage" office:value="0.270833333333333" calcext:value-type="percentage">
            <text:p>27.08%</text:p>
          </table:table-cell>
          <table:table-cell table:style-name="ce1" office:value-type="percentage" office:value="0.284722222222222" calcext:value-type="percentage">
            <text:p>28.47%</text:p>
          </table:table-cell>
          <table:table-cell table:style-name="ce1" office:value-type="percentage" office:value="0.3125" calcext:value-type="percentage">
            <text:p>31.25%</text:p>
          </table:table-cell>
          <table:table-cell table:style-name="ce1" office:value-type="percentage" office:value="0.298611111111111" calcext:value-type="percentage">
            <text:p>29.86%</text:p>
          </table:table-cell>
          <table:table-cell table:style-name="ce1" office:value-type="percentage" office:value="0.368055555555556" calcext:value-type="percentage">
            <text:p>36.81%</text:p>
          </table:table-cell>
          <table:table-cell table:style-name="ce1" office:value-type="percentage" office:value="0.319444444444444" calcext:value-type="percentage">
            <text:p>31.94%</text:p>
          </table:table-cell>
          <table:table-cell table:number-columns-repeated="2" table:style-name="ce1" office:value-type="percentage" office:value="0.423611111111111" calcext:value-type="percentage">
            <text:p>42.36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number-columns-repeated="2" table:style-name="ce1" office:value-type="percentage" office:value="0.402777777777778" calcext:value-type="percentage">
            <text:p>40.28%</text:p>
          </table:table-cell>
          <table:table-cell table:style-name="ce1" office:value-type="percentage" office:value="0.354166666666667" calcext:value-type="percentage">
            <text:p>35.42%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1" office:value-type="percentage" office:value="0.868" calcext:value-type="percentage">
            <text:p>86.80%</text:p>
          </table:table-cell>
          <table:table-cell office:value-type="percentage" office:value="0.9153" calcext:value-type="percentage">
            <text:p>91.53%</text:p>
          </table:table-cell>
          <table:table-cell table:style-name="ce1" office:value-type="percentage" office:value="0.9305" calcext:value-type="percentage">
            <text:p>93.05%</text:p>
          </table:table-cell>
          <table:table-cell table:style-name="ce1" office:value-type="percentage" office:value="0.9903" calcext:value-type="percentage">
            <text:p>99.03%</text:p>
          </table:table-cell>
          <table:table-cell table:style-name="ce1" office:value-type="percentage" office:value="0.2152" calcext:value-type="percentage">
            <text:p>21.52%</text:p>
          </table:table-cell>
          <table:table-cell table:style-name="ce1" office:value-type="percentage" office:value="0.2361" calcext:value-type="percentage">
            <text:p>23.61%</text:p>
          </table:table-cell>
          <table:table-cell table:number-columns-repeated="2" table:style-name="ce1" office:value-type="percentage" office:value="0.284722222222222" calcext:value-type="percentage">
            <text:p>28.47%</text:p>
          </table:table-cell>
          <table:table-cell table:style-name="ce1" office:value-type="percentage" office:value="0.298611111111111" calcext:value-type="percentage">
            <text:p>29.86%</text:p>
          </table:table-cell>
          <table:table-cell table:style-name="ce1" office:value-type="percentage" office:value="0.347222222222222" calcext:value-type="percentage">
            <text:p>34.72%</text:p>
          </table:table-cell>
          <table:table-cell table:style-name="ce1" office:value-type="percentage" office:value="0.354166666666667" calcext:value-type="percentage">
            <text:p>35.42%</text:p>
          </table:table-cell>
          <table:table-cell table:style-name="ce1" office:value-type="percentage" office:value="0.388888888888889" calcext:value-type="percentage">
            <text:p>38.89%</text:p>
          </table:table-cell>
          <table:table-cell table:style-name="ce1" office:value-type="percentage" office:value="0.381944444444444" calcext:value-type="percentage">
            <text:p>38.19%</text:p>
          </table:table-cell>
          <table:table-cell table:style-name="ce1" office:value-type="percentage" office:value="0.375" calcext:value-type="percentage">
            <text:p>37.50%</text:p>
          </table:table-cell>
          <table:table-cell table:number-columns-repeated="2" table:style-name="ce1" office:value-type="percentage" office:value="0.368055555555556" calcext:value-type="percentage">
            <text:p>36.81%</text:p>
          </table:table-cell>
          <table:table-cell table:style-name="ce1" office:value-type="percentage" office:value="0.375" calcext:value-type="percentage">
            <text:p>37.50%</text:p>
          </table:table-cell>
          <table:table-cell table:style-name="ce1" office:value-type="percentage" office:value="0.354166666666667" calcext:value-type="percentage">
            <text:p>35.42%</text:p>
          </table:table-cell>
          <table:table-cell table:style-name="ce1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1" office:value-type="percentage" office:value="0.9375" calcext:value-type="percentage">
            <text:p>93.75%</text:p>
          </table:table-cell>
          <table:table-cell office:value-type="percentage" office:value="0.9556" calcext:value-type="percentage">
            <text:p>95.56%</text:p>
          </table:table-cell>
          <table:table-cell table:style-name="ce1" office:value-type="percentage" office:value="0.9722" calcext:value-type="percentage">
            <text:p>97.22%</text:p>
          </table:table-cell>
          <table:table-cell table:style-name="ce1" office:value-type="percentage" office:value="0.9986" calcext:value-type="percentage">
            <text:p>99.86%</text:p>
          </table:table-cell>
          <table:table-cell table:style-name="ce1" office:value-type="percentage" office:value="0.3541" calcext:value-type="percentage">
            <text:p>35.41%</text:p>
          </table:table-cell>
          <table:table-cell table:style-name="ce1" office:value-type="percentage" office:value="0.4027" calcext:value-type="percentage">
            <text:p>40.27%</text:p>
          </table:table-cell>
          <table:table-cell table:number-columns-repeated="2" table:style-name="ce1" office:value-type="percentage" office:value="0.479166666666667" calcext:value-type="percentage">
            <text:p>47.92%</text:p>
          </table:table-cell>
          <table:table-cell table:style-name="ce1" office:value-type="percentage" office:value="0.493055555555556" calcext:value-type="percentage">
            <text:p>49.31%</text:p>
          </table:table-cell>
          <table:table-cell table:style-name="ce1" office:value-type="percentage" office:value="0.534722222222222" calcext:value-type="percentage">
            <text:p>53.47%</text:p>
          </table:table-cell>
          <table:table-cell table:style-name="ce1" office:value-type="percentage" office:value="0.548611111111111" calcext:value-type="percentage">
            <text:p>54.86%</text:p>
          </table:table-cell>
          <table:table-cell table:number-columns-repeated="2" table:style-name="ce1" office:value-type="percentage" office:value="0.541666666666667" calcext:value-type="percentage">
            <text:p>54.17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 office:value-type="percentage" office:value="0.486111111111111" calcext:value-type="percentage">
            <text:p>48.61%</text:p>
          </table:table-cell>
          <table:table-cell table:style-name="ce1" office:value-type="percentage" office:value="0.451388888888889" calcext:value-type="percentage">
            <text:p>45.14%</text:p>
          </table:table-cell>
          <table:table-cell table:style-name="ce1" office:value-type="percentage" office:value="0.416666666666667" calcext:value-type="percentage">
            <text:p>41.67%</text:p>
          </table:table-cell>
          <table:table-cell table:style-name="ce1" office:value-type="percentage" office:value="0.284722222222222" calcext:value-type="percentage">
            <text:p>28.47%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1" office:value-type="percentage" office:value="0.9236" calcext:value-type="percentage">
            <text:p>92.36%</text:p>
          </table:table-cell>
          <table:table-cell office:value-type="percentage" office:value="0.9569" calcext:value-type="percentage">
            <text:p>95.69%</text:p>
          </table:table-cell>
          <table:table-cell table:style-name="ce1" office:value-type="percentage" office:value="0.993" calcext:value-type="percentage">
            <text:p>99.30%</text:p>
          </table:table-cell>
          <table:table-cell table:style-name="ce1" office:value-type="percentage" office:value="0.9958" calcext:value-type="percentage">
            <text:p>99.58%</text:p>
          </table:table-cell>
          <table:table-cell table:style-name="ce1" office:value-type="percentage" office:value="0.3125" calcext:value-type="percentage">
            <text:p>31.25%</text:p>
          </table:table-cell>
          <table:table-cell table:style-name="ce1" office:value-type="percentage" office:value="0.3472" calcext:value-type="percentage">
            <text:p>34.72%</text:p>
          </table:table-cell>
          <table:table-cell table:number-columns-repeated="2" table:style-name="ce1" office:value-type="percentage" office:value="0.451388888888889" calcext:value-type="percentage">
            <text:p>45.14%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 office:value-type="percentage" office:value="0.506944444444444" calcext:value-type="percentage">
            <text:p>50.69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style-name="ce1" office:value-type="percentage" office:value="0.569444444444444" calcext:value-type="percentage">
            <text:p>56.94%</text:p>
          </table:table-cell>
          <table:table-cell table:style-name="ce1" office:value-type="percentage" office:value="0.534722222222222" calcext:value-type="percentage">
            <text:p>53.47%</text:p>
          </table:table-cell>
          <table:table-cell table:style-name="ce1" office:value-type="percentage" office:value="0.555555555555556" calcext:value-type="percentage">
            <text:p>55.56%</text:p>
          </table:table-cell>
          <table:table-cell table:style-name="ce1" office:value-type="percentage" office:value="0.548611111111111" calcext:value-type="percentage">
            <text:p>54.86%</text:p>
          </table:table-cell>
          <table:table-cell table:style-name="ce1" office:value-type="percentage" office:value="0.541666666666667" calcext:value-type="percentage">
            <text:p>54.17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style-name="ce1" office:value-type="percentage" office:value="0.472222222222222" calcext:value-type="percentage">
            <text:p>47.22%</text:p>
          </table:table-cell>
          <table:table-cell table:style-name="ce1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style-name="ce1" office:value-type="percentage" office:value="0.8541" calcext:value-type="percentage">
            <text:p>85.41%</text:p>
          </table:table-cell>
          <table:table-cell office:value-type="percentage" office:value="0.8681" calcext:value-type="percentage">
            <text:p>86.81%</text:p>
          </table:table-cell>
          <table:table-cell table:style-name="ce1" office:value-type="percentage" office:value="0.9236" calcext:value-type="percentage">
            <text:p>92.36%</text:p>
          </table:table-cell>
          <table:table-cell table:style-name="ce1" office:value-type="percentage" office:value="0.9431" calcext:value-type="percentage">
            <text:p>94.31%</text:p>
          </table:table-cell>
          <table:table-cell table:style-name="ce1" office:value-type="percentage" office:value="0.2361" calcext:value-type="percentage">
            <text:p>23.61%</text:p>
          </table:table-cell>
          <table:table-cell table:style-name="ce1" office:value-type="percentage" office:value="0.2638" calcext:value-type="percentage">
            <text:p>26.38%</text:p>
          </table:table-cell>
          <table:table-cell table:number-columns-repeated="2" table:style-name="ce1" office:value-type="percentage" office:value="0.284722222222222" calcext:value-type="percentage">
            <text:p>28.47%</text:p>
          </table:table-cell>
          <table:table-cell table:style-name="ce1" office:value-type="percentage" office:value="0.333333333333333" calcext:value-type="percentage">
            <text:p>33.33%</text:p>
          </table:table-cell>
          <table:table-cell table:style-name="ce1" office:value-type="percentage" office:value="0.375" calcext:value-type="percentage">
            <text:p>37.50%</text:p>
          </table:table-cell>
          <table:table-cell table:style-name="ce1" office:value-type="percentage" office:value="0.4375" calcext:value-type="percentage">
            <text:p>43.75%</text:p>
          </table:table-cell>
          <table:table-cell table:number-columns-repeated="2" table:style-name="ce1" office:value-type="percentage" office:value="0.409722222222222" calcext:value-type="percentage">
            <text:p>40.97%</text:p>
          </table:table-cell>
          <table:table-cell table:number-columns-repeated="2" table:style-name="ce1" office:value-type="percentage" office:value="0.416666666666667" calcext:value-type="percentage">
            <text:p>41.67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style-name="ce1" office:value-type="percentage" office:value="0.368055555555556" calcext:value-type="percentage">
            <text:p>36.81%</text:p>
          </table:table-cell>
          <table:table-cell table:style-name="ce1" office:value-type="percentage" office:value="0.340277777777778" calcext:value-type="percentage">
            <text:p>34.03%</text:p>
          </table:table-cell>
          <table:table-cell table:style-name="ce1" office:value-type="percentage" office:value="0.159722222222222" calcext:value-type="percentage">
            <text:p>15.97%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style-name="ce1" office:value-type="percentage" office:value="0.9791" calcext:value-type="percentage">
            <text:p>97.91%</text:p>
          </table:table-cell>
          <table:table-cell office:value-type="percentage" office:value="0.9847" calcext:value-type="percentage">
            <text:p>98.47%</text:p>
          </table:table-cell>
          <table:table-cell table:style-name="ce1" office:value-type="percentage" office:value="0.9861" calcext:value-type="percentage">
            <text:p>98.61%</text:p>
          </table:table-cell>
          <table:table-cell table:style-name="ce1" office:value-type="percentage" office:value="0.9931" calcext:value-type="percentage">
            <text:p>99.31%</text:p>
          </table:table-cell>
          <table:table-cell table:style-name="ce1" office:value-type="percentage" office:value="0.4305" calcext:value-type="percentage">
            <text:p>43.05%</text:p>
          </table:table-cell>
          <table:table-cell table:style-name="ce1" office:value-type="percentage" office:value="0.4722" calcext:value-type="percentage">
            <text:p>47.22%</text:p>
          </table:table-cell>
          <table:table-cell table:number-columns-repeated="2" table:style-name="ce1" office:value-type="percentage" office:value="0.576388888888889" calcext:value-type="percentage">
            <text:p>57.64%</text:p>
          </table:table-cell>
          <table:table-cell table:style-name="ce1" office:value-type="percentage" office:value="0.604166666666667" calcext:value-type="percentage">
            <text:p>60.42%</text:p>
          </table:table-cell>
          <table:table-cell table:style-name="ce1" office:value-type="percentage" office:value="0.645833333333333" calcext:value-type="percentage">
            <text:p>64.58%</text:p>
          </table:table-cell>
          <table:table-cell table:style-name="ce1" office:value-type="percentage" office:value="0.680555555555556" calcext:value-type="percentage">
            <text:p>68.06%</text:p>
          </table:table-cell>
          <table:table-cell table:style-name="ce1" office:value-type="percentage" office:value="0.715277777777778" calcext:value-type="percentage">
            <text:p>71.53%</text:p>
          </table:table-cell>
          <table:table-cell table:style-name="ce1" office:value-type="percentage" office:value="0.6875" calcext:value-type="percentage">
            <text:p>68.75%</text:p>
          </table:table-cell>
          <table:table-cell table:style-name="ce1" office:value-type="percentage" office:value="0.694444444444444" calcext:value-type="percentage">
            <text:p>69.44%</text:p>
          </table:table-cell>
          <table:table-cell table:style-name="ce1" office:value-type="percentage" office:value="0.659722222222222" calcext:value-type="percentage">
            <text:p>65.97%</text:p>
          </table:table-cell>
          <table:table-cell table:style-name="ce1" office:value-type="percentage" office:value="0.631944444444444" calcext:value-type="percentage">
            <text:p>63.19%</text:p>
          </table:table-cell>
          <table:table-cell table:style-name="ce1" office:value-type="percentage" office:value="0.583333333333333" calcext:value-type="percentage">
            <text:p>58.33%</text:p>
          </table:table-cell>
          <table:table-cell table:style-name="ce1" office:value-type="percentage" office:value="0.479166666666667" calcext:value-type="percentage">
            <text:p>47.92%</text:p>
          </table:table-cell>
          <table:table-cell table:style-name="ce1" office:value-type="percentage" office:value="0.208333333333333" calcext:value-type="percentage">
            <text:p>20.83%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table:style-name="ce1" office:value-type="percentage" office:value="0.8402" calcext:value-type="percentage">
            <text:p>84.02%</text:p>
          </table:table-cell>
          <table:table-cell office:value-type="percentage" office:value="0.8917" calcext:value-type="percentage">
            <text:p>89.17%</text:p>
          </table:table-cell>
          <table:table-cell table:style-name="ce1" office:value-type="percentage" office:value="0.9722" calcext:value-type="percentage">
            <text:p>97.22%</text:p>
          </table:table-cell>
          <table:table-cell table:style-name="ce1" office:value-type="percentage" office:value="0.9792" calcext:value-type="percentage">
            <text:p>97.92%</text:p>
          </table:table-cell>
          <table:table-cell table:style-name="ce1" office:value-type="percentage" office:value="0.1805" calcext:value-type="percentage">
            <text:p>18.05%</text:p>
          </table:table-cell>
          <table:table-cell table:style-name="ce1" office:value-type="percentage" office:value="0.2152" calcext:value-type="percentage">
            <text:p>21.52%</text:p>
          </table:table-cell>
          <table:table-cell table:number-columns-repeated="2" table:style-name="ce1" office:value-type="percentage" office:value="0.263888888888889" calcext:value-type="percentage">
            <text:p>26.39%</text:p>
          </table:table-cell>
          <table:table-cell table:style-name="ce1" office:value-type="percentage" office:value="0.291666666666667" calcext:value-type="percentage">
            <text:p>29.17%</text:p>
          </table:table-cell>
          <table:table-cell table:style-name="ce1" office:value-type="percentage" office:value="0.388888888888889" calcext:value-type="percentage">
            <text:p>38.89%</text:p>
          </table:table-cell>
          <table:table-cell table:style-name="ce1" office:value-type="percentage" office:value="0.458333333333333" calcext:value-type="percentage">
            <text:p>45.83%</text:p>
          </table:table-cell>
          <table:table-cell table:number-columns-repeated="2" table:style-name="ce1" office:value-type="percentage" office:value="0.465277777777778" calcext:value-type="percentage">
            <text:p>46.53%</text:p>
          </table:table-cell>
          <table:table-cell table:style-name="ce1" office:value-type="percentage" office:value="0.520833333333333" calcext:value-type="percentage">
            <text:p>52.08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number-columns-repeated="2" table:style-name="ce1" office:value-type="percentage" office:value="0.555555555555556" calcext:value-type="percentage">
            <text:p>55.56%</text:p>
          </table:table-cell>
          <table:table-cell table:style-name="ce1" office:value-type="percentage" office:value="0.625" calcext:value-type="percentage">
            <text:p>62.50%</text:p>
          </table:table-cell>
          <table:table-cell table:style-name="ce1" office:value-type="percentage" office:value="0.597222222222222" calcext:value-type="percentage">
            <text:p>59.72%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table:style-name="ce1" office:value-type="percentage" office:value="0.8125" calcext:value-type="percentage">
            <text:p>81.25%</text:p>
          </table:table-cell>
          <table:table-cell office:value-type="percentage" office:value="0.8083" calcext:value-type="percentage">
            <text:p>80.83%</text:p>
          </table:table-cell>
          <table:table-cell table:style-name="ce1" office:value-type="percentage" office:value="0.8888" calcext:value-type="percentage">
            <text:p>88.88%</text:p>
          </table:table-cell>
          <table:table-cell table:style-name="ce1" office:value-type="percentage" office:value="0.9" calcext:value-type="percentage">
            <text:p>90.00%</text:p>
          </table:table-cell>
          <table:table-cell table:style-name="ce1" office:value-type="percentage" office:value="0.1666" calcext:value-type="percentage">
            <text:p>16.66%</text:p>
          </table:table-cell>
          <table:table-cell table:style-name="ce1" office:value-type="percentage" office:value="0.2083" calcext:value-type="percentage">
            <text:p>20.83%</text:p>
          </table:table-cell>
          <table:table-cell table:number-columns-repeated="2" table:style-name="ce1" office:value-type="percentage" office:value="0.25" calcext:value-type="percentage">
            <text:p>25.00%</text:p>
          </table:table-cell>
          <table:table-cell table:style-name="ce1" office:value-type="percentage" office:value="0.298611111111111" calcext:value-type="percentage">
            <text:p>29.86%</text:p>
          </table:table-cell>
          <table:table-cell table:style-name="ce1" office:value-type="percentage" office:value="0.354166666666667" calcext:value-type="percentage">
            <text:p>35.42%</text:p>
          </table:table-cell>
          <table:table-cell table:style-name="ce1" office:value-type="percentage" office:value="0.395833333333333" calcext:value-type="percentage">
            <text:p>39.58%</text:p>
          </table:table-cell>
          <table:table-cell table:style-name="ce1" office:value-type="percentage" office:value="0.423611111111111" calcext:value-type="percentage">
            <text:p>42.36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style-name="ce1" office:value-type="percentage" office:value="0.416666666666667" calcext:value-type="percentage">
            <text:p>41.67%</text:p>
          </table:table-cell>
          <table:table-cell table:number-columns-repeated="2" table:style-name="ce1" office:value-type="percentage" office:value="0.402777777777778" calcext:value-type="percentage">
            <text:p>40.28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style-name="ce1" office:value-type="percentage" office:value="0.458333333333333" calcext:value-type="percentage">
            <text:p>45.83%</text:p>
          </table:table-cell>
          <table:table-cell table:style-name="ce1" office:value-type="percentage" office:value="0.347222222222222" calcext:value-type="percentage">
            <text:p>34.72%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SUM([.B2:.B11])/10" office:value-type="percentage" office:value="0.76315" calcext:value-type="percentage">
            <text:p>76.32%</text:p>
          </table:table-cell>
          <table:table-cell table:formula="of:=SUM([.C2:.C11])/10" office:value-type="percentage" office:value="0.81709" calcext:value-type="percentage">
            <text:p>81.71%</text:p>
          </table:table-cell>
          <table:table-cell table:style-name="ce1" table:formula="of:=SUM([.D2:.D11])/10" office:value-type="percentage" office:value="0.84441" calcext:value-type="percentage">
            <text:p>84.44%</text:p>
          </table:table-cell>
          <table:table-cell table:style-name="ce1" table:formula="of:=SUM([.E2:.E11])/10" office:value-type="percentage" office:value="0.90473" calcext:value-type="percentage">
            <text:p>90.47%</text:p>
          </table:table-cell>
          <table:table-cell table:style-name="ce1" table:formula="of:=SUM([.F2:.F11])/10" office:value-type="percentage" office:value="0.22357" calcext:value-type="percentage">
            <text:p>22.36%</text:p>
          </table:table-cell>
          <table:table-cell table:style-name="ce1" table:formula="of:=SUM([.G2:.G11])/10" office:value-type="percentage" office:value="0.25759" calcext:value-type="percentage">
            <text:p>25.76%</text:p>
          </table:table-cell>
          <table:table-cell table:style-name="ce1" table:formula="of:=SUM([.H2:.H11])/10" office:value-type="percentage" office:value="0.311805555555556" calcext:value-type="percentage">
            <text:p>31.18%</text:p>
          </table:table-cell>
          <table:table-cell table:style-name="ce1" table:formula="of:=SUM([.I2:.I11])/10" office:value-type="percentage" office:value="0.311805555555556" calcext:value-type="percentage">
            <text:p>31.18%</text:p>
          </table:table-cell>
          <table:table-cell table:style-name="ce1" table:formula="of:=SUM([.J2:.J11])/10" office:value-type="percentage" office:value="0.338194444444444" calcext:value-type="percentage">
            <text:p>33.82%</text:p>
          </table:table-cell>
          <table:table-cell table:style-name="ce1" table:formula="of:=SUM([.K2:.K11])/10" office:value-type="percentage" office:value="0.379166666666667" calcext:value-type="percentage">
            <text:p>37.92%</text:p>
          </table:table-cell>
          <table:table-cell table:style-name="ce1" table:formula="of:=SUM([.L2:.L11])/10" office:value-type="percentage" office:value="0.406944444444444" calcext:value-type="percentage">
            <text:p>40.69%</text:p>
          </table:table-cell>
          <table:table-cell table:style-name="ce1" table:formula="of:=SUM([.M2:.M11])/10" office:value-type="percentage" office:value="0.427083333333333" calcext:value-type="percentage">
            <text:p>42.71%</text:p>
          </table:table-cell>
          <table:table-cell table:style-name="ce1" table:formula="of:=SUM([.N2:.N11])/10" office:value-type="percentage" office:value="0.415277777777778" calcext:value-type="percentage">
            <text:p>41.53%</text:p>
          </table:table-cell>
          <table:table-cell table:style-name="ce1" table:formula="of:=SUM([.O2:.O11])/10" office:value-type="percentage" office:value="0.43125" calcext:value-type="percentage">
            <text:p>43.13%</text:p>
          </table:table-cell>
          <table:table-cell table:style-name="ce1" table:formula="of:=SUM([.P2:.P11])/10" office:value-type="percentage" office:value="0.422222222222222" calcext:value-type="percentage">
            <text:p>42.22%</text:p>
          </table:table-cell>
          <table:table-cell table:style-name="ce1" table:formula="of:=SUM([.Q2:.Q11])/10" office:value-type="percentage" office:value="0.41875" calcext:value-type="percentage">
            <text:p>41.88%</text:p>
          </table:table-cell>
          <table:table-cell table:style-name="ce1" table:formula="of:=SUM([.R2:.R11])/10" office:value-type="percentage" office:value="0.406944444444444" calcext:value-type="percentage">
            <text:p>40.69%</text:p>
          </table:table-cell>
          <table:table-cell table:style-name="ce1" table:formula="of:=SUM([.S2:.S11])/10" office:value-type="percentage" office:value="0.392361111111111" calcext:value-type="percentage">
            <text:p>39.24%</text:p>
          </table:table-cell>
          <table:table-cell table:style-name="ce1" table:formula="of:=SUM([.T2:.T11])/10" office:value-type="percentage" office:value="0.275" calcext:value-type="percentage">
            <text:p>27.50%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m:1; div:12</text:p>
          </table:table-cell>
          <table:table-cell table:style-name="Default" office:value-type="string" calcext:value-type="string">
            <text:p>Lam:0.1; div:12</text:p>
          </table:table-cell>
          <table:table-cell office:value-type="string" calcext:value-type="string">
            <text:p>lam:0.1; div:2</text:p>
          </table:table-cell>
          <table:table-cell office:value-type="string" calcext:value-type="string">
            <text:p>lam:0.01; div:2</text:p>
          </table:table-cell>
          <table:table-cell office:value-type="string" calcext:value-type="string">
            <text:p>lam:0.1; div: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1</text:p>
          </table:table-cell>
          <table:table-cell table:style-name="ce1" office:value-type="percentage" office:value="0.131944444444444" calcext:value-type="percentage">
            <text:p>13.19%</text:p>
          </table:table-cell>
          <table:table-cell office:value-type="percentage" office:value="0.1875" calcext:value-type="percentage">
            <text:p>18.75%</text:p>
          </table:table-cell>
          <table:table-cell table:style-name="ce1" office:value-type="percentage" office:value="0.1875" calcext:value-type="percentage">
            <text:p>18.75%</text:p>
          </table:table-cell>
          <table:table-cell table:style-name="ce1" office:value-type="percentage" office:value="0.173611111111111" calcext:value-type="percentage">
            <text:p>17.36%</text:p>
          </table:table-cell>
          <table:table-cell table:style-name="ce1" office:value-type="percentage" office:value="0.1875" calcext:value-type="percentage">
            <text:p>18.75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2</text:p>
          </table:table-cell>
          <table:table-cell table:style-name="ce1" office:value-type="percentage" office:value="0.104166666666667" calcext:value-type="percentage">
            <text:p>10.42%</text:p>
          </table:table-cell>
          <table:table-cell office:value-type="percentage" office:value="0.118055555555556" calcext:value-type="percentage">
            <text:p>11.81%</text:p>
          </table:table-cell>
          <table:table-cell table:number-columns-repeated="2" table:style-name="ce1" office:value-type="percentage" office:value="0.111111111111111" calcext:value-type="percentage">
            <text:p>11.11%</text:p>
          </table:table-cell>
          <table:table-cell table:style-name="ce1" office:value-type="percentage" office:value="0.118055555555556" calcext:value-type="percentage">
            <text:p>11.81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3</text:p>
          </table:table-cell>
          <table:table-cell table:style-name="ce1" office:value-type="percentage" office:value="0.229166666666667" calcext:value-type="percentage">
            <text:p>22.92%</text:p>
          </table:table-cell>
          <table:table-cell office:value-type="percentage" office:value="0.256944444444444" calcext:value-type="percentage">
            <text:p>25.69%</text:p>
          </table:table-cell>
          <table:table-cell table:number-columns-repeated="3" table:style-name="ce1" office:value-type="percentage" office:value="0.256944444444444" calcext:value-type="percentage">
            <text:p>25.69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4</text:p>
          </table:table-cell>
          <table:table-cell table:style-name="ce1" office:value-type="percentage" office:value="0.166666666666667" calcext:value-type="percentage">
            <text:p>16.67%</text:p>
          </table:table-cell>
          <table:table-cell office:value-type="percentage" office:value="0.222222222222222" calcext:value-type="percentage">
            <text:p>22.22%</text:p>
          </table:table-cell>
          <table:table-cell table:number-columns-repeated="2" table:style-name="ce1" office:value-type="percentage" office:value="0.229166666666667" calcext:value-type="percentage">
            <text:p>22.92%</text:p>
          </table:table-cell>
          <table:table-cell table:style-name="ce1" office:value-type="percentage" office:value="0.222222222222222" calcext:value-type="percentage">
            <text:p>22.22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5</text:p>
          </table:table-cell>
          <table:table-cell table:style-name="ce1" office:value-type="percentage" office:value="0.180555555555556" calcext:value-type="percentage">
            <text:p>18.06%</text:p>
          </table:table-cell>
          <table:table-cell office:value-type="percentage" office:value="0.208333333333333" calcext:value-type="percentage">
            <text:p>20.83%</text:p>
          </table:table-cell>
          <table:table-cell table:style-name="ce1" office:value-type="percentage" office:value="0.201388888888889" calcext:value-type="percentage">
            <text:p>20.14%</text:p>
          </table:table-cell>
          <table:table-cell table:style-name="ce1" office:value-type="percentage" office:value="0.194444444444444" calcext:value-type="percentage">
            <text:p>19.44%</text:p>
          </table:table-cell>
          <table:table-cell table:style-name="ce1" office:value-type="percentage" office:value="0.208333333333333" calcext:value-type="percentage">
            <text:p>20.83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6</text:p>
          </table:table-cell>
          <table:table-cell table:style-name="ce1" office:value-type="percentage" office:value="0.173611111111111" calcext:value-type="percentage">
            <text:p>17.36%</text:p>
          </table:table-cell>
          <table:table-cell office:value-type="percentage" office:value="0.194444444444444" calcext:value-type="percentage">
            <text:p>19.44%</text:p>
          </table:table-cell>
          <table:table-cell table:number-columns-repeated="3" table:style-name="ce1" office:value-type="percentage" office:value="0.194444444444444" calcext:value-type="percentage">
            <text:p>19.44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7</text:p>
          </table:table-cell>
          <table:table-cell table:style-name="ce1" office:value-type="percentage" office:value="0.0902777777777778" calcext:value-type="percentage">
            <text:p>9.03%</text:p>
          </table:table-cell>
          <table:table-cell office:value-type="percentage" office:value="0.145833333333333" calcext:value-type="percentage">
            <text:p>14.58%</text:p>
          </table:table-cell>
          <table:table-cell table:style-name="ce1" office:value-type="percentage" office:value="0.152777777777778" calcext:value-type="percentage">
            <text:p>15.28%</text:p>
          </table:table-cell>
          <table:table-cell table:style-name="ce1" office:value-type="percentage" office:value="0.159722222222222" calcext:value-type="percentage">
            <text:p>15.97%</text:p>
          </table:table-cell>
          <table:table-cell table:style-name="ce1" office:value-type="percentage" office:value="0.145833333333333" calcext:value-type="percentage">
            <text:p>14.58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8</text:p>
          </table:table-cell>
          <table:table-cell table:style-name="ce1" office:value-type="percentage" office:value="0.125" calcext:value-type="percentage">
            <text:p>12.50%</text:p>
          </table:table-cell>
          <table:table-cell office:value-type="percentage" office:value="0.104166666666667" calcext:value-type="percentage">
            <text:p>10.42%</text:p>
          </table:table-cell>
          <table:table-cell table:style-name="ce1" office:value-type="percentage" office:value="0.111111111111111" calcext:value-type="percentage">
            <text:p>11.11%</text:p>
          </table:table-cell>
          <table:table-cell table:style-name="ce1" office:value-type="percentage" office:value="0.0902777777777778" calcext:value-type="percentage">
            <text:p>9.03%</text:p>
          </table:table-cell>
          <table:table-cell table:style-name="ce1" office:value-type="percentage" office:value="0.104166666666667" calcext:value-type="percentage">
            <text:p>10.42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9</text:p>
          </table:table-cell>
          <table:table-cell table:style-name="ce1" office:value-type="percentage" office:value="0.270833333333333" calcext:value-type="percentage">
            <text:p>27.08%</text:p>
          </table:table-cell>
          <table:table-cell office:value-type="percentage" office:value="0.444444444444444" calcext:value-type="percentage">
            <text:p>44.44%</text:p>
          </table:table-cell>
          <table:table-cell table:number-columns-repeated="3" table:style-name="ce1" office:value-type="percentage" office:value="0.444444444444444" calcext:value-type="percentage">
            <text:p>44.44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10</text:p>
          </table:table-cell>
          <table:table-cell table:style-name="ce1" office:value-type="percentage" office:value="0.215277777777778" calcext:value-type="percentage">
            <text:p>21.53%</text:p>
          </table:table-cell>
          <table:table-cell office:value-type="percentage" office:value="0.256944444444444" calcext:value-type="percentage">
            <text:p>25.69%</text:p>
          </table:table-cell>
          <table:table-cell table:style-name="ce1" office:value-type="percentage" office:value="0.256944444444444" calcext:value-type="percentage">
            <text:p>25.69%</text:p>
          </table:table-cell>
          <table:table-cell table:style-name="ce1" office:value-type="percentage" office:value="0.270833333333333" calcext:value-type="percentage">
            <text:p>27.08%</text:p>
          </table:table-cell>
          <table:table-cell table:style-name="ce1" office:value-type="percentage" office:value="0.256944444444444" calcext:value-type="percentage">
            <text:p>25.69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SUM([.B16:.B25])/10" office:value-type="percentage" office:value="0.16875" calcext:value-type="percentage">
            <text:p>16.88%</text:p>
          </table:table-cell>
          <table:table-cell table:formula="of:=SUM([.C16:.C25])/10" office:value-type="percentage" office:value="0.213888888888889" calcext:value-type="percentage">
            <text:p>21.39%</text:p>
          </table:table-cell>
          <table:table-cell table:style-name="ce1" table:formula="of:=SUM([.D16:.D25])/10" office:value-type="percentage" office:value="0.214583333333333" calcext:value-type="percentage">
            <text:p>21.46%</text:p>
          </table:table-cell>
          <table:table-cell table:style-name="ce1" table:formula="of:=SUM([.E16:.E25])/10" office:value-type="percentage" office:value="0.2125" calcext:value-type="percentage">
            <text:p>21.25%</text:p>
          </table:table-cell>
          <table:table-cell table:style-name="ce1" table:formula="of:=SUM([.F16:.F25])/10" office:value-type="percentage" office:value="0.213888888888889" calcext:value-type="percentage">
            <text:p>21.39%</text:p>
          </table:table-cell>
          <table:table-cell table:style-name="ce1" table:formula="of:=SUM([.G16:.G25])/10" office:value-type="percentage" office:value="0" calcext:value-type="percentage">
            <text:p>0.00%</text:p>
          </table:table-cell>
          <table:table-cell table:style-name="ce1" table:formula="of:=SUM([.H16:.H25])/10" office:value-type="percentage" office:value="0" calcext:value-type="percentage">
            <text:p>0.00%</text:p>
          </table:table-cell>
          <table:table-cell table:style-name="ce1" table:formula="of:=SUM([.I16:.I25])/10" office:value-type="percentage" office:value="0" calcext:value-type="percentage">
            <text:p>0.00%</text:p>
          </table:table-cell>
          <table:table-cell table:style-name="ce1" table:formula="of:=SUM([.J16:.J25])/10" office:value-type="percentage" office:value="0" calcext:value-type="percentage">
            <text:p>0.00%</text:p>
          </table:table-cell>
          <table:table-cell table:style-name="ce1" table:formula="of:=SUM([.K16:.K25])/10" office:value-type="percentage" office:value="0" calcext:value-type="percentage">
            <text:p>0.00%</text:p>
          </table:table-cell>
          <table:table-cell table:style-name="ce1" table:formula="of:=SUM([.L16:.L25])/10" office:value-type="percentage" office:value="0" calcext:value-type="percentage">
            <text:p>0.00%</text:p>
          </table:table-cell>
          <table:table-cell table:style-name="ce1" table:formula="of:=SUM([.M16:.M25])/10" office:value-type="percentage" office:value="0" calcext:value-type="percentage">
            <text:p>0.00%</text:p>
          </table:table-cell>
          <table:table-cell table:style-name="ce1" table:formula="of:=SUM([.N16:.N25])/10" office:value-type="percentage" office:value="0" calcext:value-type="percentage">
            <text:p>0.00%</text:p>
          </table:table-cell>
          <table:table-cell table:style-name="ce1" table:formula="of:=SUM([.O16:.O25])/10" office:value-type="percentage" office:value="0" calcext:value-type="percentage">
            <text:p>0.00%</text:p>
          </table:table-cell>
          <table:table-cell table:style-name="ce1" table:formula="of:=SUM([.P16:.P25])/10" office:value-type="percentage" office:value="0" calcext:value-type="percentage">
            <text:p>0.00%</text:p>
          </table:table-cell>
          <table:table-cell table:style-name="ce1" table:formula="of:=SUM([.Q16:.Q25])/10" office:value-type="percentage" office:value="0" calcext:value-type="percentage">
            <text:p>0.00%</text:p>
          </table:table-cell>
          <table:table-cell table:style-name="ce1" table:formula="of:=SUM([.R16:.R25])/10" office:value-type="percentage" office:value="0" calcext:value-type="percentage">
            <text:p>0.00%</text:p>
          </table:table-cell>
          <table:table-cell table:style-name="ce1" table:formula="of:=SUM([.S16:.S25])/10" office:value-type="percentage" office:value="0" calcext:value-type="percentage">
            <text:p>0.00%</text:p>
          </table:table-cell>
          <table:table-cell table:style-name="ce1" table:formula="of:=SUM([.T16:.T25])/10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ABS, Div 1</text:p>
          </table:table-cell>
          <table:table-cell table:style-name="ce3" office:value-type="string" calcext:value-type="string">
            <text:p>ABS, Div 2</text:p>
          </table:table-cell>
          <table:table-cell table:style-name="ce3" office:value-type="string" calcext:value-type="string">
            <text:p>ABS, Div .1</text:p>
          </table:table-cell>
          <table:table-cell table:style-name="ce3" office:value-type="string" calcext:value-type="string">
            <text:p>ABS, Div .01</text:p>
          </table:table-cell>
          <table:table-cell table:style-name="ce3" office:value-type="string" calcext:value-type="string">
            <text:p>ABS, Div .001</text:p>
          </table:table-cell>
          <table:table-cell table:style-name="ce9" office:value-type="string" calcext:value-type="string">
            <text:p>Lift, Div .01</text:p>
          </table:table-cell>
          <table:table-cell table:style-name="ce9" office:value-type="string" calcext:value-type="string">
            <text:p>Lift, Div .001</text:p>
          </table:table-cell>
          <table:table-cell table:style-name="ce11" office:value-type="string" calcext:value-type="string">
            <text:p>Barrier, Div .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1</text:p>
          </table:table-cell>
          <table:table-cell table:style-name="ce4" office:value-type="percentage" office:value="0.125" calcext:value-type="percentage">
            <text:p>12.50%</text:p>
          </table:table-cell>
          <table:table-cell table:style-name="ce4" office:value-type="percentage" office:value="0.201388888888889" calcext:value-type="percentage">
            <text:p>20.14%</text:p>
          </table:table-cell>
          <table:table-cell table:style-name="ce4" office:value-type="percentage" office:value="0.229166666666667" calcext:value-type="percentage">
            <text:p>22.92%</text:p>
          </table:table-cell>
          <table:table-cell table:style-name="ce4" office:value-type="percentage" office:value="0.256944444444444" calcext:value-type="percentage">
            <text:p>25.69%</text:p>
          </table:table-cell>
          <table:table-cell table:style-name="ce4" office:value-type="percentage" office:value="0.270833333333333" calcext:value-type="percentage">
            <text:p>27.08%</text:p>
          </table:table-cell>
          <table:table-cell table:style-name="ce10" office:value-type="percentage" office:value="0.208333333333333" calcext:value-type="percentage">
            <text:p>20.83%</text:p>
          </table:table-cell>
          <table:table-cell table:style-name="ce10" office:value-type="percentage" office:value="0.215277777777778" calcext:value-type="percentage">
            <text:p>21.53%</text:p>
          </table:table-cell>
          <table:table-cell table:style-name="ce12" office:value-type="percentage" office:value="0.3125" calcext:value-type="percentage">
            <text:p>31.25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2</text:p>
          </table:table-cell>
          <table:table-cell table:style-name="ce4" office:value-type="percentage" office:value="0.159722222222222" calcext:value-type="percentage">
            <text:p>15.97%</text:p>
          </table:table-cell>
          <table:table-cell table:style-name="ce4" office:value-type="percentage" office:value="0.0902777777777778" calcext:value-type="percentage">
            <text:p>9.03%</text:p>
          </table:table-cell>
          <table:table-cell table:style-name="ce4" office:value-type="percentage" office:value="0.0763888888888889" calcext:value-type="percentage">
            <text:p>7.64%</text:p>
          </table:table-cell>
          <table:table-cell table:style-name="ce4" office:value-type="percentage" office:value="0.118055555555556" calcext:value-type="percentage">
            <text:p>11.81%</text:p>
          </table:table-cell>
          <table:table-cell table:style-name="ce4" office:value-type="percentage" office:value="0.104166666666667" calcext:value-type="percentage">
            <text:p>10.42%</text:p>
          </table:table-cell>
          <table:table-cell table:style-name="ce10" office:value-type="percentage" office:value="0.229166666666667" calcext:value-type="percentage">
            <text:p>22.92%</text:p>
          </table:table-cell>
          <table:table-cell table:style-name="ce10" office:value-type="percentage" office:value="0.243055555555556" calcext:value-type="percentage">
            <text:p>24.31%</text:p>
          </table:table-cell>
          <table:table-cell table:style-name="ce12" office:value-type="percentage" office:value="0.270833333333333" calcext:value-type="percentage">
            <text:p>27.08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3</text:p>
          </table:table-cell>
          <table:table-cell table:style-name="ce4" office:value-type="percentage" office:value="0.152777777777778" calcext:value-type="percentage">
            <text:p>15.28%</text:p>
          </table:table-cell>
          <table:table-cell table:style-name="ce4" office:value-type="percentage" office:value="0.166666666666667" calcext:value-type="percentage">
            <text:p>16.67%</text:p>
          </table:table-cell>
          <table:table-cell table:style-name="ce4" office:value-type="percentage" office:value="0.368055555555556" calcext:value-type="percentage">
            <text:p>36.81%</text:p>
          </table:table-cell>
          <table:table-cell table:style-name="ce4" office:value-type="percentage" office:value="0.423611111111111" calcext:value-type="percentage">
            <text:p>42.36%</text:p>
          </table:table-cell>
          <table:table-cell table:style-name="ce4" office:value-type="percentage" office:value="0.430555555555556" calcext:value-type="percentage">
            <text:p>43.06%</text:p>
          </table:table-cell>
          <table:table-cell table:style-name="ce10" office:value-type="percentage" office:value="0.236111111111111" calcext:value-type="percentage">
            <text:p>23.61%</text:p>
          </table:table-cell>
          <table:table-cell table:style-name="ce10" office:value-type="percentage" office:value="0.229166666666667" calcext:value-type="percentage">
            <text:p>22.92%</text:p>
          </table:table-cell>
          <table:table-cell table:style-name="ce12" office:value-type="percentage" office:value="0.756944444444444" calcext:value-type="percentage">
            <text:p>75.69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4</text:p>
          </table:table-cell>
          <table:table-cell table:style-name="ce4" office:value-type="percentage" office:value="0.361111111111111" calcext:value-type="percentage">
            <text:p>36.11%</text:p>
          </table:table-cell>
          <table:table-cell table:style-name="ce4" office:value-type="percentage" office:value="0.298611111111111" calcext:value-type="percentage">
            <text:p>29.86%</text:p>
          </table:table-cell>
          <table:table-cell table:style-name="ce4" office:value-type="percentage" office:value="0.715277777777778" calcext:value-type="percentage">
            <text:p>71.53%</text:p>
          </table:table-cell>
          <table:table-cell table:style-name="ce4" office:value-type="percentage" office:value="0.784722222222222" calcext:value-type="percentage">
            <text:p>78.47%</text:p>
          </table:table-cell>
          <table:table-cell table:style-name="ce4" office:value-type="percentage" office:value="0.805555555555556" calcext:value-type="percentage">
            <text:p>80.56%</text:p>
          </table:table-cell>
          <table:table-cell table:style-name="ce10" office:value-type="percentage" office:value="0.423611111111111" calcext:value-type="percentage">
            <text:p>42.36%</text:p>
          </table:table-cell>
          <table:table-cell table:style-name="ce10" office:value-type="percentage" office:value="0.444444444444444" calcext:value-type="percentage">
            <text:p>44.44%</text:p>
          </table:table-cell>
          <table:table-cell table:style-name="ce12" office:value-type="percentage" office:value="0.8125" calcext:value-type="percentage">
            <text:p>81.25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5</text:p>
          </table:table-cell>
          <table:table-cell table:style-name="ce4" office:value-type="percentage" office:value="0.326388888888889" calcext:value-type="percentage">
            <text:p>32.64%</text:p>
          </table:table-cell>
          <table:table-cell table:style-name="ce4" office:value-type="percentage" office:value="0.256944444444444" calcext:value-type="percentage">
            <text:p>25.69%</text:p>
          </table:table-cell>
          <table:table-cell table:style-name="ce4" office:value-type="percentage" office:value="0.625" calcext:value-type="percentage">
            <text:p>62.50%</text:p>
          </table:table-cell>
          <table:table-cell table:number-columns-repeated="2" table:style-name="ce4" office:value-type="percentage" office:value="0.756944444444444" calcext:value-type="percentage">
            <text:p>75.69%</text:p>
          </table:table-cell>
          <table:table-cell table:style-name="ce10" office:value-type="percentage" office:value="0.472222222222222" calcext:value-type="percentage">
            <text:p>47.22%</text:p>
          </table:table-cell>
          <table:table-cell table:style-name="ce10" office:value-type="percentage" office:value="0.513888888888889" calcext:value-type="percentage">
            <text:p>51.39%</text:p>
          </table:table-cell>
          <table:table-cell table:style-name="ce12" office:value-type="percentage" office:value="0.881944444444444" calcext:value-type="percentage">
            <text:p>88.19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6</text:p>
          </table:table-cell>
          <table:table-cell table:style-name="ce4" office:value-type="percentage" office:value="0.513888888888889" calcext:value-type="percentage">
            <text:p>51.39%</text:p>
          </table:table-cell>
          <table:table-cell table:style-name="ce4" office:value-type="percentage" office:value="0.479166666666667" calcext:value-type="percentage">
            <text:p>47.92%</text:p>
          </table:table-cell>
          <table:table-cell table:style-name="ce4" office:value-type="percentage" office:value="0.819444444444444" calcext:value-type="percentage">
            <text:p>81.94%</text:p>
          </table:table-cell>
          <table:table-cell table:style-name="ce4" office:value-type="percentage" office:value="0.854166666666667" calcext:value-type="percentage">
            <text:p>85.42%</text:p>
          </table:table-cell>
          <table:table-cell table:style-name="ce4" office:value-type="percentage" office:value="0.868055555555556" calcext:value-type="percentage">
            <text:p>86.81%</text:p>
          </table:table-cell>
          <table:table-cell table:style-name="ce10" office:value-type="percentage" office:value="0.381944444444444" calcext:value-type="percentage">
            <text:p>38.19%</text:p>
          </table:table-cell>
          <table:table-cell table:style-name="ce10" office:value-type="percentage" office:value="0.388888888888889" calcext:value-type="percentage">
            <text:p>38.89%</text:p>
          </table:table-cell>
          <table:table-cell table:style-name="ce12" office:value-type="percentage" office:value="0.784722222222222" calcext:value-type="percentage">
            <text:p>78.47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7</text:p>
          </table:table-cell>
          <table:table-cell table:style-name="ce4" office:value-type="percentage" office:value="0.458333333333333" calcext:value-type="percentage">
            <text:p>45.83%</text:p>
          </table:table-cell>
          <table:table-cell table:style-name="ce4" office:value-type="percentage" office:value="0.326388888888889" calcext:value-type="percentage">
            <text:p>32.64%</text:p>
          </table:table-cell>
          <table:table-cell table:style-name="ce4" office:value-type="percentage" office:value="0.590277777777778" calcext:value-type="percentage">
            <text:p>59.03%</text:p>
          </table:table-cell>
          <table:table-cell table:style-name="ce4" office:value-type="percentage" office:value="0.631944444444444" calcext:value-type="percentage">
            <text:p>63.19%</text:p>
          </table:table-cell>
          <table:table-cell table:style-name="ce4" office:value-type="percentage" office:value="0.604166666666667" calcext:value-type="percentage">
            <text:p>60.42%</text:p>
          </table:table-cell>
          <table:table-cell table:style-name="ce10" office:value-type="percentage" office:value="0.25" calcext:value-type="percentage">
            <text:p>25.00%</text:p>
          </table:table-cell>
          <table:table-cell table:style-name="ce10" office:value-type="percentage" office:value="0.263888888888889" calcext:value-type="percentage">
            <text:p>26.39%</text:p>
          </table:table-cell>
          <table:table-cell table:style-name="ce12" office:value-type="percentage" office:value="0.576388888888889" calcext:value-type="percentage">
            <text:p>57.64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8</text:p>
          </table:table-cell>
          <table:table-cell table:style-name="ce4" office:value-type="percentage" office:value="0.583333333333333" calcext:value-type="percentage">
            <text:p>58.33%</text:p>
          </table:table-cell>
          <table:table-cell table:style-name="ce4" office:value-type="percentage" office:value="0.548611111111111" calcext:value-type="percentage">
            <text:p>54.86%</text:p>
          </table:table-cell>
          <table:table-cell table:style-name="ce4" office:value-type="percentage" office:value="0.902777777777778" calcext:value-type="percentage">
            <text:p>90.28%</text:p>
          </table:table-cell>
          <table:table-cell table:style-name="ce4" office:value-type="percentage" office:value="0.9375" calcext:value-type="percentage">
            <text:p>93.75%</text:p>
          </table:table-cell>
          <table:table-cell table:style-name="ce4" office:value-type="percentage" office:value="0.951388888888889" calcext:value-type="percentage">
            <text:p>95.14%</text:p>
          </table:table-cell>
          <table:table-cell table:number-columns-repeated="2" table:style-name="ce10" office:value-type="percentage" office:value="0.152777777777778" calcext:value-type="percentage">
            <text:p>15.28%</text:p>
          </table:table-cell>
          <table:table-cell table:style-name="ce12" office:value-type="percentage" office:value="0.868055555555556" calcext:value-type="percentage">
            <text:p>86.81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9</text:p>
          </table:table-cell>
          <table:table-cell table:style-name="ce4" office:value-type="percentage" office:value="0.243055555555556" calcext:value-type="percentage">
            <text:p>24.31%</text:p>
          </table:table-cell>
          <table:table-cell table:style-name="ce4" office:value-type="percentage" office:value="0.208333333333333" calcext:value-type="percentage">
            <text:p>20.83%</text:p>
          </table:table-cell>
          <table:table-cell table:style-name="ce4" office:value-type="percentage" office:value="0.4375" calcext:value-type="percentage">
            <text:p>43.75%</text:p>
          </table:table-cell>
          <table:table-cell table:style-name="ce4" office:value-type="percentage" office:value="0.458333333333333" calcext:value-type="percentage">
            <text:p>45.83%</text:p>
          </table:table-cell>
          <table:table-cell table:style-name="ce4" office:value-type="percentage" office:value="0.486111111111111" calcext:value-type="percentage">
            <text:p>48.61%</text:p>
          </table:table-cell>
          <table:table-cell table:style-name="ce10" office:value-type="percentage" office:value="0.756944444444444" calcext:value-type="percentage">
            <text:p>75.69%</text:p>
          </table:table-cell>
          <table:table-cell table:style-name="ce10" office:value-type="percentage" office:value="0.784722222222222" calcext:value-type="percentage">
            <text:p>78.47%</text:p>
          </table:table-cell>
          <table:table-cell table:style-name="ce12" office:value-type="percentage" office:value="0.847222222222222" calcext:value-type="percentage">
            <text:p>84.72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10</text:p>
          </table:table-cell>
          <table:table-cell table:style-name="ce4" office:value-type="percentage" office:value="0.291666666666667" calcext:value-type="percentage">
            <text:p>29.17%</text:p>
          </table:table-cell>
          <table:table-cell table:style-name="ce4" office:value-type="percentage" office:value="0.229166666666667" calcext:value-type="percentage">
            <text:p>22.92%</text:p>
          </table:table-cell>
          <table:table-cell table:style-name="ce4" office:value-type="percentage" office:value="0.451388888888889" calcext:value-type="percentage">
            <text:p>45.14%</text:p>
          </table:table-cell>
          <table:table-cell table:style-name="ce4" office:value-type="percentage" office:value="0.513888888888889" calcext:value-type="percentage">
            <text:p>51.39%</text:p>
          </table:table-cell>
          <table:table-cell table:style-name="ce4" office:value-type="percentage" office:value="0.520833333333333" calcext:value-type="percentage">
            <text:p>52.08%</text:p>
          </table:table-cell>
          <table:table-cell table:style-name="ce10" office:value-type="percentage" office:value="0.201388888888889" calcext:value-type="percentage">
            <text:p>20.14%</text:p>
          </table:table-cell>
          <table:table-cell table:style-name="ce10" office:value-type="percentage" office:value="0.208333333333333" calcext:value-type="percentage">
            <text:p>20.83%</text:p>
          </table:table-cell>
          <table:table-cell table:style-name="ce12" office:value-type="percentage" office:value="0.631944444444444" calcext:value-type="percentage">
            <text:p>63.19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style-name="ce4" table:formula="of:=SUM([.B30:.B39])/10" office:value-type="percentage" office:value="0.321527777777778" calcext:value-type="percentage">
            <text:p>32.15%</text:p>
          </table:table-cell>
          <table:table-cell table:style-name="ce4" table:formula="of:=SUM([.C30:.C39])/10" office:value-type="percentage" office:value="0.280555555555556" calcext:value-type="percentage">
            <text:p>28.06%</text:p>
          </table:table-cell>
          <table:table-cell table:style-name="ce4" table:formula="of:=SUM([.D30:.D39])/10" office:value-type="percentage" office:value="0.521527777777778" calcext:value-type="percentage">
            <text:p>52.15%</text:p>
          </table:table-cell>
          <table:table-cell table:style-name="ce4" table:formula="of:=SUM([.E30:.E39])/10" office:value-type="percentage" office:value="0.573611111111111" calcext:value-type="percentage">
            <text:p>57.36%</text:p>
          </table:table-cell>
          <table:table-cell table:style-name="ce4" table:formula="of:=SUM([.F30:.F39])/10" office:value-type="percentage" office:value="0.579861111111111" calcext:value-type="percentage">
            <text:p>57.99%</text:p>
          </table:table-cell>
          <table:table-cell table:style-name="ce10" table:formula="of:=SUM([.G30:.G39])/10" office:value-type="percentage" office:value="0.33125" calcext:value-type="percentage">
            <text:p>33.13%</text:p>
          </table:table-cell>
          <table:table-cell table:style-name="ce10" table:formula="of:=SUM([.H30:.H39])/10" office:value-type="percentage" office:value="0.344444444444444" calcext:value-type="percentage">
            <text:p>34.44%</text:p>
          </table:table-cell>
          <table:table-cell table:style-name="ce12" table:formula="of:=SUM([.I30:.I39])/10" office:value-type="percentage" office:value="0.674305555555555" calcext:value-type="percentage">
            <text:p>67.43%</text:p>
          </table:table-cell>
          <table:table-cell table:style-name="ce1" table:formula="of:=SUM([.J30:.J39])/10" office:value-type="percentage" office:value="0" calcext:value-type="percentage">
            <text:p>0.00%</text:p>
          </table:table-cell>
          <table:table-cell table:style-name="ce1" table:formula="of:=SUM([.K30:.K39])/10" office:value-type="percentage" office:value="0" calcext:value-type="percentage">
            <text:p>0.00%</text:p>
          </table:table-cell>
          <table:table-cell table:style-name="ce1" table:formula="of:=SUM([.L30:.L39])/10" office:value-type="percentage" office:value="0" calcext:value-type="percentage">
            <text:p>0.00%</text:p>
          </table:table-cell>
          <table:table-cell table:style-name="ce1" table:formula="of:=SUM([.M30:.M39])/10" office:value-type="percentage" office:value="0" calcext:value-type="percentage">
            <text:p>0.00%</text:p>
          </table:table-cell>
          <table:table-cell table:style-name="ce1" table:formula="of:=SUM([.N30:.N39])/10" office:value-type="percentage" office:value="0" calcext:value-type="percentage">
            <text:p>0.00%</text:p>
          </table:table-cell>
          <table:table-cell table:style-name="ce1" table:formula="of:=SUM([.O30:.O39])/10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CNN pt barrier</text:p>
          </table:table-cell>
          <table:table-cell table:style-name="ce7" office:value-type="string" calcext:value-type="string">
            <text:p>Barr. Div .00001</text:p>
          </table:table-cell>
          <table:table-cell table:style-name="ce7" office:value-type="string" calcext:value-type="string">
            <text:p>Barr Div .001</text:p>
          </table:table-cell>
          <table:table-cell office:value-type="string" calcext:value-type="string">
            <text:p>Lift p10 *100 w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486111111111111" calcext:value-type="percentage">
            <text:p>48.61%</text:p>
          </table:table-cell>
          <table:table-cell table:style-name="ce8" office:value-type="percentage" office:value="0.486111111111111" calcext:value-type="percentage">
            <text:p>48.61%</text:p>
          </table:table-cell>
          <table:table-cell table:style-name="ce8" office:value-type="percentage" office:value="0.493055555555556" calcext:value-type="percentage">
            <text:p>49.31%</text:p>
          </table:table-cell>
          <table:table-cell table:style-name="ce1" office:value-type="percentage" office:value="0.319444444444444" calcext:value-type="percentage">
            <text:p>31.94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1875" calcext:value-type="percentage">
            <text:p>18.75%</text:p>
          </table:table-cell>
          <table:table-cell table:style-name="ce8" office:value-type="percentage" office:value="0.194444444444444" calcext:value-type="percentage">
            <text:p>19.44%</text:p>
          </table:table-cell>
          <table:table-cell table:style-name="ce8" office:value-type="percentage" office:value="0.1875" calcext:value-type="percentage">
            <text:p>18.75%</text:p>
          </table:table-cell>
          <table:table-cell table:style-name="ce1" office:value-type="percentage" office:value="0.152777777777778" calcext:value-type="percentage">
            <text:p>15.28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777777777777778" calcext:value-type="percentage">
            <text:p>77.78%</text:p>
          </table:table-cell>
          <table:table-cell table:style-name="ce8" office:value-type="percentage" office:value="0.743055555555556" calcext:value-type="percentage">
            <text:p>74.31%</text:p>
          </table:table-cell>
          <table:table-cell table:style-name="ce8" office:value-type="percentage" office:value="0.75" calcext:value-type="percentage">
            <text:p>75.00%</text:p>
          </table:table-cell>
          <table:table-cell table:style-name="ce1" office:value-type="percentage" office:value="0.611111111111111" calcext:value-type="percentage">
            <text:p>61.11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02777777777778" calcext:value-type="percentage">
            <text:p>90.28%</text:p>
          </table:table-cell>
          <table:table-cell table:number-columns-repeated="2" table:style-name="ce8" office:value-type="percentage" office:value="0.888888888888889" calcext:value-type="percentage">
            <text:p>88.89%</text:p>
          </table:table-cell>
          <table:table-cell table:style-name="ce1" office:value-type="percentage" office:value="0.763888888888889" calcext:value-type="percentage">
            <text:p>76.39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23611111111111" calcext:value-type="percentage">
            <text:p>92.36%</text:p>
          </table:table-cell>
          <table:table-cell table:style-name="ce8" office:value-type="percentage" office:value="0.916666666666667" calcext:value-type="percentage">
            <text:p>91.67%</text:p>
          </table:table-cell>
          <table:table-cell table:style-name="ce8" office:value-type="percentage" office:value="0.895833333333333" calcext:value-type="percentage">
            <text:p>89.58%</text:p>
          </table:table-cell>
          <table:table-cell table:style-name="ce1" office:value-type="percentage" office:value="0.680555555555556" calcext:value-type="percentage">
            <text:p>68.06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0.9375" calcext:value-type="percentage">
            <text:p>93.75%</text:p>
          </table:table-cell>
          <table:table-cell table:number-columns-repeated="2" table:style-name="ce8" office:value-type="percentage" office:value="0.909722222222222" calcext:value-type="percentage">
            <text:p>90.97%</text:p>
          </table:table-cell>
          <table:table-cell table:style-name="ce1" office:value-type="percentage" office:value="0.701388888888889" calcext:value-type="percentage">
            <text:p>70.14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722222222222222" calcext:value-type="percentage">
            <text:p>72.22%</text:p>
          </table:table-cell>
          <table:table-cell table:style-name="ce8" office:value-type="percentage" office:value="0.680555555555556" calcext:value-type="percentage">
            <text:p>68.06%</text:p>
          </table:table-cell>
          <table:table-cell table:style-name="ce8" office:value-type="percentage" office:value="0.659722222222222" calcext:value-type="percentage">
            <text:p>65.97%</text:p>
          </table:table-cell>
          <table:table-cell table:style-name="ce1" office:value-type="percentage" office:value="0.569444444444444" calcext:value-type="percentage">
            <text:p>56.94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79166666666667" calcext:value-type="percentage">
            <text:p>97.92%</text:p>
          </table:table-cell>
          <table:table-cell table:number-columns-repeated="2" table:style-name="ce8" office:value-type="percentage" office:value="0.986111111111111" calcext:value-type="percentage">
            <text:p>98.61%</text:p>
          </table:table-cell>
          <table:table-cell table:style-name="ce1" office:value-type="percentage" office:value="0.722222222222222" calcext:value-type="percentage">
            <text:p>72.22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861111111111111" calcext:value-type="percentage">
            <text:p>86.11%</text:p>
          </table:table-cell>
          <table:table-cell table:number-columns-repeated="2" table:style-name="ce8" office:value-type="percentage" office:value="0.881944444444444" calcext:value-type="percentage">
            <text:p>88.19%</text:p>
          </table:table-cell>
          <table:table-cell table:style-name="ce1" office:value-type="percentage" office:value="0.659722222222222" calcext:value-type="percentage">
            <text:p>65.97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701388888888889" calcext:value-type="percentage">
            <text:p>70.14%</text:p>
          </table:table-cell>
          <table:table-cell table:number-columns-repeated="2" table:style-name="ce8" office:value-type="percentage" office:value="0.701388888888889" calcext:value-type="percentage">
            <text:p>70.14%</text:p>
          </table:table-cell>
          <table:table-cell table:style-name="ce1" office:value-type="percentage" office:value="0.506944444444444" calcext:value-type="percentage">
            <text:p>50.69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44:.B53])/10" office:value-type="percentage" office:value="0.747916666666667" calcext:value-type="percentage">
            <text:p>74.79%</text:p>
          </table:table-cell>
          <table:table-cell table:style-name="ce8" table:formula="of:=SUM([.C44:.C53])/10" office:value-type="percentage" office:value="0.738888888888889" calcext:value-type="percentage">
            <text:p>73.89%</text:p>
          </table:table-cell>
          <table:table-cell table:style-name="ce8" table:formula="of:=SUM([.D44:.D53])/10" office:value-type="percentage" office:value="0.735416666666667" calcext:value-type="percentage">
            <text:p>73.54%</text:p>
          </table:table-cell>
          <table:table-cell table:style-name="ce8" table:formula="of:=SUM([.E44:.E53])/10" office:value-type="percentage" office:value="0.56875" calcext:value-type="percentage">
            <text:p>56.88%</text:p>
          </table:table-cell>
          <table:table-cell table:style-name="ce8" table:formula="of:=SUM([.F44:.F53])/10" office:value-type="percentage" office:value="0" calcext:value-type="percentage">
            <text:p>0.00%</text:p>
          </table:table-cell>
          <table:table-cell table:style-name="ce8" table:formula="of:=SUM([.G44:.G53])/10" office:value-type="percentage" office:value="0" calcext:value-type="percentage">
            <text:p>0.00%</text:p>
          </table:table-cell>
          <table:table-cell table:style-name="ce8" table:formula="of:=SUM([.H44:.H53])/10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Div .00001</text:p>
          </table:table-cell>
          <table:table-cell table:style-name="ce7" office:value-type="string" calcext:value-type="string">
            <text:p>Div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479166666666667" calcext:value-type="percentage">
            <text:p>47.92%</text:p>
          </table:table-cell>
          <table:table-cell table:style-name="ce8" office:value-type="percentage" office:value="0.152777777777778" calcext:value-type="percentage">
            <text:p>15.28%</text:p>
          </table:table-cell>
          <table:table-cell table:style-name="ce8" office:value-type="percentage" office:value="0.145833333333333" calcext:value-type="percentage">
            <text:p>14.58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138888888888889" calcext:value-type="percentage">
            <text:p>13.89%</text:p>
          </table:table-cell>
          <table:table-cell table:style-name="ce8" office:value-type="percentage" office:value="0.131944444444444" calcext:value-type="percentage">
            <text:p>13.19%</text:p>
          </table:table-cell>
          <table:table-cell table:style-name="ce8" office:value-type="percentage" office:value="0.104166666666667" calcext:value-type="percentage">
            <text:p>10.4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868055555555556" calcext:value-type="percentage">
            <text:p>86.81%</text:p>
          </table:table-cell>
          <table:table-cell table:style-name="ce8" office:value-type="percentage" office:value="0.201388888888889" calcext:value-type="percentage">
            <text:p>20.14%</text:p>
          </table:table-cell>
          <table:table-cell table:style-name="ce8" office:value-type="percentage" office:value="0.111111111111111" calcext:value-type="percentage">
            <text:p>11.11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72222222222222" calcext:value-type="percentage">
            <text:p>97.22%</text:p>
          </table:table-cell>
          <table:table-cell table:style-name="ce8" office:value-type="percentage" office:value="0.0972222222222222" calcext:value-type="percentage">
            <text:p>9.72%</text:p>
          </table:table-cell>
          <table:table-cell table:style-name="ce8" office:value-type="percentage" office:value="0.173611111111111" calcext:value-type="percentage">
            <text:p>17.36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79166666666667" calcext:value-type="percentage">
            <text:p>97.92%</text:p>
          </table:table-cell>
          <table:table-cell table:style-name="ce8" office:value-type="percentage" office:value="0.0972222222222222" calcext:value-type="percentage">
            <text:p>9.72%</text:p>
          </table:table-cell>
          <table:table-cell table:style-name="ce8" office:value-type="percentage" office:value="0.138888888888889" calcext:value-type="percentage">
            <text:p>13.89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0.993055555555556" calcext:value-type="percentage">
            <text:p>99.31%</text:p>
          </table:table-cell>
          <table:table-cell table:style-name="ce8" office:value-type="percentage" office:value="0.159722222222222" calcext:value-type="percentage">
            <text:p>15.97%</text:p>
          </table:table-cell>
          <table:table-cell table:style-name="ce8" office:value-type="percentage" office:value="0.208333333333333" calcext:value-type="percentage">
            <text:p>20.83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770833333333333" calcext:value-type="percentage">
            <text:p>77.08%</text:p>
          </table:table-cell>
          <table:table-cell table:style-name="ce8" office:value-type="percentage" office:value="0.125" calcext:value-type="percentage">
            <text:p>12.50%</text:p>
          </table:table-cell>
          <table:table-cell table:style-name="ce8" office:value-type="percentage" office:value="0.104166666666667" calcext:value-type="percentage">
            <text:p>10.4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79166666666667" calcext:value-type="percentage">
            <text:p>97.92%</text:p>
          </table:table-cell>
          <table:table-cell table:number-columns-repeated="2" table:style-name="ce8" office:value-type="percentage" office:value="0.0833333333333333" calcext:value-type="percentage">
            <text:p>8.33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951388888888889" calcext:value-type="percentage">
            <text:p>95.14%</text:p>
          </table:table-cell>
          <table:table-cell table:style-name="ce8" office:value-type="percentage" office:value="0.138888888888889" calcext:value-type="percentage">
            <text:p>13.89%</text:p>
          </table:table-cell>
          <table:table-cell table:style-name="ce8" office:value-type="percentage" office:value="0.166666666666667" calcext:value-type="percentage">
            <text:p>16.67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743055555555556" calcext:value-type="percentage">
            <text:p>74.31%</text:p>
          </table:table-cell>
          <table:table-cell table:style-name="ce8" office:value-type="percentage" office:value="0.0972222222222222" calcext:value-type="percentage">
            <text:p>9.72%</text:p>
          </table:table-cell>
          <table:table-cell table:style-name="ce8" office:value-type="percentage" office:value="0.131944444444444" calcext:value-type="percentage">
            <text:p>13.19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58:.B67])/10" office:value-type="percentage" office:value="0.7875" calcext:value-type="percentage">
            <text:p>78.75%</text:p>
          </table:table-cell>
          <table:table-cell table:style-name="ce8" table:formula="of:=SUM([.C58:.C67])/10" office:value-type="percentage" office:value="0.128472222222222" calcext:value-type="percentage">
            <text:p>12.85%</text:p>
          </table:table-cell>
          <table:table-cell table:style-name="ce8" table:formula="of:=SUM([.D58:.D67])/10" office:value-type="percentage" office:value="0.136805555555556" calcext:value-type="percentage">
            <text:p>13.68%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/>
          <table:table-cell table:style-name="ce19" office:value-type="string" calcext:value-type="string">
            <text:p>Lift 00</text:p>
          </table:table-cell>
          <table:table-cell table:style-name="ce19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4375" calcext:value-type="percentage">
            <text:p>43.75%</text:p>
          </table:table-cell>
          <table:table-cell table:style-name="ce20" office:value-type="percentage" office:value="0.423611111111111" calcext:value-type="percentage">
            <text:p>42.36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256944444444444" calcext:value-type="percentage">
            <text:p>25.69%</text:p>
          </table:table-cell>
          <table:table-cell table:style-name="ce20" office:value-type="percentage" office:value="0.263888888888889" calcext:value-type="percentage">
            <text:p>26.39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902777777777778" calcext:value-type="percentage">
            <text:p>90.28%</text:p>
          </table:table-cell>
          <table:table-cell table:style-name="ce20" office:value-type="percentage" office:value="0.881944444444444" calcext:value-type="percentage">
            <text:p>88.19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72222222222222" calcext:value-type="percentage">
            <text:p>97.22%</text:p>
          </table:table-cell>
          <table:table-cell table:style-name="ce20" office:value-type="percentage" office:value="0.986111111111111" calcext:value-type="percentage">
            <text:p>98.61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86111111111111" calcext:value-type="percentage">
            <text:p>98.61%</text:p>
          </table:table-cell>
          <table:table-cell table:style-name="ce20" office:value-type="percentage" office:value="0.979166666666667" calcext:value-type="percentage">
            <text:p>97.92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0.979166666666667" calcext:value-type="percentage">
            <text:p>97.92%</text:p>
          </table:table-cell>
          <table:table-cell table:style-name="ce20" office:value-type="percentage" office:value="0.979166666666667" calcext:value-type="percentage">
            <text:p>97.92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833333333333333" calcext:value-type="percentage">
            <text:p>83.33%</text:p>
          </table:table-cell>
          <table:table-cell table:style-name="ce20" office:value-type="percentage" office:value="0.840277777777778" calcext:value-type="percentage">
            <text:p>84.03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72222222222222" calcext:value-type="percentage">
            <text:p>97.22%</text:p>
          </table:table-cell>
          <table:table-cell table:style-name="ce20" office:value-type="percentage" office:value="0.972222222222222" calcext:value-type="percentage">
            <text:p>97.22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958333333333333" calcext:value-type="percentage">
            <text:p>95.83%</text:p>
          </table:table-cell>
          <table:table-cell table:style-name="ce20" office:value-type="percentage" office:value="0.958333333333333" calcext:value-type="percentage">
            <text:p>95.83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756944444444444" calcext:value-type="percentage">
            <text:p>75.69%</text:p>
          </table:table-cell>
          <table:table-cell table:style-name="ce20" office:value-type="percentage" office:value="0.756944444444444" calcext:value-type="percentage">
            <text:p>75.69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72:.B81])/10" office:value-type="percentage" office:value="0.805555555555556" calcext:value-type="percentage">
            <text:p>80.56%</text:p>
          </table:table-cell>
          <table:table-cell table:style-name="ce20" table:formula="of:=SUM([.C72:.C81])/10" office:value-type="percentage" office:value="0.804166666666667" calcext:value-type="percentage">
            <text:p>80.42%</text:p>
          </table:table-cell>
          <table:table-cell table:style-name="ce20" table:formula="of:=SUM([.D72:.D81])/10" office:value-type="percentage" office:value="0" calcext:value-type="percentage">
            <text:p>0.00%</text:p>
          </table:table-cell>
          <table:table-cell table:style-name="ce20" table:formula="of:=SUM([.E72:.E81])/10" office:value-type="percentage" office:value="0" calcext:value-type="percentage">
            <text:p>0.00%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np.power(((train_data - train_data.min() + 1) / (train_data.max() - train_data.min())) * 100, 3)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Manipulated CNN</text:p>
          </table:table-cell>
          <table:table-cell table:style-name="ce19" office:value-type="string" calcext:value-type="string">
            <text:p>SNN</text:p>
          </table:table-cell>
          <table:table-cell office:value-type="string" calcext:value-type="string">
            <text:p>PyTorch CCN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486111111111111" calcext:value-type="percentage">
            <text:p>48.61%</text:p>
          </table:table-cell>
          <table:table-cell table:style-name="ce20" office:value-type="percentage" office:value="0.5" calcext:value-type="percentage">
            <text:p>50.00%</text:p>
          </table:table-cell>
          <table:table-cell table:style-name="ce1" office:value-type="percentage" office:value="0.5069" calcext:value-type="percentage">
            <text:p>50.69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222222222222222" calcext:value-type="percentage">
            <text:p>22.22%</text:p>
          </table:table-cell>
          <table:table-cell table:style-name="ce20" office:value-type="percentage" office:value="0.263888888888889" calcext:value-type="percentage">
            <text:p>26.39%</text:p>
          </table:table-cell>
          <table:table-cell table:style-name="ce1" office:value-type="percentage" office:value="0.4236" calcext:value-type="percentage">
            <text:p>42.36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881944444444444" calcext:value-type="percentage">
            <text:p>88.19%</text:p>
          </table:table-cell>
          <table:table-cell table:style-name="ce20" office:value-type="percentage" office:value="0.868055555555556" calcext:value-type="percentage">
            <text:p>86.81%</text:p>
          </table:table-cell>
          <table:table-cell table:style-name="ce1" office:value-type="percentage" office:value="0.8472" calcext:value-type="percentage">
            <text:p>84.7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72222222222222" calcext:value-type="percentage">
            <text:p>97.22%</text:p>
          </table:table-cell>
          <table:table-cell table:style-name="ce20" office:value-type="percentage" office:value="0.951388888888889" calcext:value-type="percentage">
            <text:p>95.14%</text:p>
          </table:table-cell>
          <table:table-cell table:style-name="ce1" office:value-type="percentage" office:value="0.9305" calcext:value-type="percentage">
            <text:p>93.05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86111111111111" calcext:value-type="percentage">
            <text:p>98.61%</text:p>
          </table:table-cell>
          <table:table-cell table:style-name="ce20" office:value-type="percentage" office:value="0.993055555555556" calcext:value-type="percentage">
            <text:p>99.31%</text:p>
          </table:table-cell>
          <table:table-cell table:style-name="ce1" office:value-type="percentage" office:value="0.9722" calcext:value-type="percentage">
            <text:p>97.2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1" calcext:value-type="percentage">
            <text:p>100.00%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1" office:value-type="percentage" office:value="0.993" calcext:value-type="percentage">
            <text:p>99.3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791666666666667" calcext:value-type="percentage">
            <text:p>79.17%</text:p>
          </table:table-cell>
          <table:table-cell table:style-name="ce20" office:value-type="percentage" office:value="0.75" calcext:value-type="percentage">
            <text:p>75.00%</text:p>
          </table:table-cell>
          <table:table-cell table:style-name="ce1" office:value-type="percentage" office:value="0.9236" calcext:value-type="percentage">
            <text:p>92.36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79166666666667" calcext:value-type="percentage">
            <text:p>97.92%</text:p>
          </table:table-cell>
          <table:table-cell table:style-name="ce20" office:value-type="percentage" office:value="0.979166666666667" calcext:value-type="percentage">
            <text:p>97.92%</text:p>
          </table:table-cell>
          <table:table-cell table:style-name="ce1" office:value-type="percentage" office:value="0.9861" calcext:value-type="percentage">
            <text:p>98.61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944444444444444" calcext:value-type="percentage">
            <text:p>94.44%</text:p>
          </table:table-cell>
          <table:table-cell table:style-name="ce20" office:value-type="percentage" office:value="0.944444444444444" calcext:value-type="percentage">
            <text:p>94.44%</text:p>
          </table:table-cell>
          <table:table-cell table:style-name="ce1" office:value-type="percentage" office:value="0.9722" calcext:value-type="percentage">
            <text:p>97.2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770833333333333" calcext:value-type="percentage">
            <text:p>77.08%</text:p>
          </table:table-cell>
          <table:table-cell table:style-name="ce20" office:value-type="percentage" office:value="0.770833333333333" calcext:value-type="percentage">
            <text:p>77.08%</text:p>
          </table:table-cell>
          <table:table-cell table:style-name="ce1" office:value-type="percentage" office:value="0.8888" calcext:value-type="percentage">
            <text:p>88.88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86:.B95])/10" office:value-type="percentage" office:value="0.803472222222222" calcext:value-type="percentage">
            <text:p>80.35%</text:p>
          </table:table-cell>
          <table:table-cell table:style-name="ce20" table:formula="of:=SUM([.C86:.C95])/10" office:value-type="percentage" office:value="0.802083333333333" calcext:value-type="percentage">
            <text:p>80.21%</text:p>
          </table:table-cell>
          <table:table-cell table:style-name="ce1" table:formula="of:=SUM([.D86:.D95])/10" office:value-type="percentage" office:value="0.84441" calcext:value-type="percentage">
            <text:p>84.44%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np.power(((train_data - train_data.min()) / (train_data.max() - train_data.min())) * 1000, 2)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/>
          <table:table-cell table:style-name="ce19" office:value-type="string" calcext:value-type="string">
            <text:p>Lift 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5625" calcext:value-type="percentage">
            <text:p>56.25%</text:p>
          </table:table-cell>
          <table:table-cell table:style-name="ce20" office:value-type="percentage" office:value="0.527777777777778" calcext:value-type="percentage">
            <text:p>52.78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138888888888889" calcext:value-type="percentage">
            <text:p>13.89%</text:p>
          </table:table-cell>
          <table:table-cell table:style-name="ce20" office:value-type="percentage" office:value="0.152777777777778" calcext:value-type="percentage">
            <text:p>15.28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868055555555556" calcext:value-type="percentage">
            <text:p>86.81%</text:p>
          </table:table-cell>
          <table:table-cell table:style-name="ce20" office:value-type="percentage" office:value="0.881944444444444" calcext:value-type="percentage">
            <text:p>88.19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72222222222222" calcext:value-type="percentage">
            <text:p>97.22%</text:p>
          </table:table-cell>
          <table:table-cell table:style-name="ce20" office:value-type="percentage" office:value="0.965277777777778" calcext:value-type="percentage">
            <text:p>96.5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51388888888889" calcext:value-type="percentage">
            <text:p>95.14%</text:p>
          </table:table-cell>
          <table:table-cell table:style-name="ce20" office:value-type="percentage" office:value="0.951388888888889" calcext:value-type="percentage">
            <text:p>95.14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0.986111111111111" calcext:value-type="percentage">
            <text:p>98.61%</text:p>
          </table:table-cell>
          <table:table-cell table:style-name="ce20" office:value-type="percentage" office:value="0.979166666666667" calcext:value-type="percentage">
            <text:p>97.92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784722222222222" calcext:value-type="percentage">
            <text:p>78.47%</text:p>
          </table:table-cell>
          <table:table-cell table:style-name="ce20" office:value-type="percentage" office:value="0.715277777777778" calcext:value-type="percentage">
            <text:p>71.5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79166666666667" calcext:value-type="percentage">
            <text:p>97.92%</text:p>
          </table:table-cell>
          <table:table-cell table:style-name="ce20" office:value-type="percentage" office:value="0.958333333333333" calcext:value-type="percentage">
            <text:p>95.8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944444444444444" calcext:value-type="percentage">
            <text:p>94.44%</text:p>
          </table:table-cell>
          <table:table-cell table:style-name="ce20" office:value-type="percentage" office:value="0.944444444444444" calcext:value-type="percentage">
            <text:p>94.44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8125" calcext:value-type="percentage">
            <text:p>81.25%</text:p>
          </table:table-cell>
          <table:table-cell table:style-name="ce20" office:value-type="percentage" office:value="0.833333333333333" calcext:value-type="percentage">
            <text:p>83.3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100:.B109])/10" office:value-type="percentage" office:value="0.8" calcext:value-type="percentage">
            <text:p>80.00%</text:p>
          </table:table-cell>
          <table:table-cell table:style-name="ce20" table:formula="of:=SUM([.C100:.C109])/10" office:value-type="percentage" office:value="0.790972222222222" calcext:value-type="percentage">
            <text:p>79.10%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/>
          <table:table-cell table:style-name="ce19" office:value-type="string" calcext:value-type="string">
            <text:p>Lift 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513888888888889" calcext:value-type="percentage">
            <text:p>51.39%</text:p>
          </table:table-cell>
          <table:table-cell table:style-name="ce20"/>
          <table:table-cell table:number-columns-repeated="17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201388888888889" calcext:value-type="percentage">
            <text:p>20.14%</text:p>
          </table:table-cell>
          <table:table-cell table:style-name="ce20"/>
          <table:table-cell table:number-columns-repeated="17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930555555555556" calcext:value-type="percentage">
            <text:p>93.06%</text:p>
          </table:table-cell>
          <table:table-cell table:style-name="ce20"/>
          <table:table-cell table:number-columns-repeated="17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93055555555556" calcext:value-type="percentage">
            <text:p>99.31%</text:p>
          </table:table-cell>
          <table:table-cell table:style-name="ce20"/>
          <table:table-cell table:number-columns-repeated="17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44444444444444" calcext:value-type="percentage">
            <text:p>94.44%</text:p>
          </table:table-cell>
          <table:table-cell table:style-name="ce20"/>
          <table:table-cell table:number-columns-repeated="17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1" calcext:value-type="percentage">
            <text:p>100.00%</text:p>
          </table:table-cell>
          <table:table-cell table:style-name="ce20"/>
          <table:table-cell table:number-columns-repeated="17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784722222222222" calcext:value-type="percentage">
            <text:p>78.47%</text:p>
          </table:table-cell>
          <table:table-cell table:style-name="ce20"/>
          <table:table-cell table:number-columns-repeated="17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86111111111111" calcext:value-type="percentage">
            <text:p>98.61%</text:p>
          </table:table-cell>
          <table:table-cell table:style-name="ce20"/>
          <table:table-cell table:number-columns-repeated="17"/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923611111111111" calcext:value-type="percentage">
            <text:p>92.36%</text:p>
          </table:table-cell>
          <table:table-cell table:style-name="ce20"/>
          <table:table-cell table:number-columns-repeated="17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833333333333333" calcext:value-type="percentage">
            <text:p>83.33%</text:p>
          </table:table-cell>
          <table:table-cell table:style-name="ce20"/>
          <table:table-cell table:number-columns-repeated="1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114:.B123])/10" office:value-type="percentage" office:value="0.811111111111111" calcext:value-type="percentage">
            <text:p>81.11%</text:p>
          </table:table-cell>
          <table:table-cell table:style-name="ce20" table:formula="of:=SUM([.C114:.C123])/10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yTorch CCNN</text:p>
          </table:table-cell>
          <table:table-cell office:value-type="string" calcext:value-type="string">
            <text:p>SNN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percentage" office:value="0.5069" calcext:value-type="percentage">
            <text:p>50.69%</text:p>
          </table:table-cell>
          <table:table-cell office:value-type="percentage" office:value="0.263888888888889" calcext:value-type="percentage">
            <text:p>26.39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1" office:value-type="percentage" office:value="0.4236" calcext:value-type="percentage">
            <text:p>42.36%</text:p>
          </table:table-cell>
          <table:table-cell office:value-type="percentage" office:value="0.118055555555556" calcext:value-type="percentage">
            <text:p>11.81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1" office:value-type="percentage" office:value="0.8472" calcext:value-type="percentage">
            <text:p>84.72%</text:p>
          </table:table-cell>
          <table:table-cell office:value-type="percentage" office:value="0.423611111111111" calcext:value-type="percentage">
            <text:p>42.36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1" office:value-type="percentage" office:value="0.9305" calcext:value-type="percentage">
            <text:p>93.05%</text:p>
          </table:table-cell>
          <table:table-cell office:value-type="percentage" office:value="0.375" calcext:value-type="percentage">
            <text:p>37.50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1" office:value-type="percentage" office:value="0.9722" calcext:value-type="percentage">
            <text:p>97.22%</text:p>
          </table:table-cell>
          <table:table-cell office:value-type="percentage" office:value="0.527777777777778" calcext:value-type="percentage">
            <text:p>52.78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1" office:value-type="percentage" office:value="0.993" calcext:value-type="percentage">
            <text:p>99.30%</text:p>
          </table:table-cell>
          <table:table-cell office:value-type="percentage" office:value="0.555555555555556" calcext:value-type="percentage">
            <text:p>55.56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style-name="ce1" office:value-type="percentage" office:value="0.9236" calcext:value-type="percentage">
            <text:p>92.36%</text:p>
          </table:table-cell>
          <table:table-cell office:value-type="percentage" office:value="0.416666666666667" calcext:value-type="percentage">
            <text:p>41.67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8</text:p>
          </table:table-cell>
          <table:table-cell table:style-name="ce1" office:value-type="percentage" office:value="0.9861" calcext:value-type="percentage">
            <text:p>98.61%</text:p>
          </table:table-cell>
          <table:table-cell office:value-type="percentage" office:value="0.694444444444444" calcext:value-type="percentage">
            <text:p>69.44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9</text:p>
          </table:table-cell>
          <table:table-cell table:style-name="ce1" office:value-type="percentage" office:value="0.9722" calcext:value-type="percentage">
            <text:p>97.22%</text:p>
          </table:table-cell>
          <table:table-cell office:value-type="percentage" office:value="0.520833333333333" calcext:value-type="percentage">
            <text:p>52.08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10</text:p>
          </table:table-cell>
          <table:table-cell table:style-name="ce1" office:value-type="percentage" office:value="0.8888" calcext:value-type="percentage">
            <text:p>88.88%</text:p>
          </table:table-cell>
          <table:table-cell office:value-type="percentage" office:value="0.416666666666667" calcext:value-type="percentage">
            <text:p>41.67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SUM([.B128:.B137])/10" office:value-type="percentage" office:value="0.84441" calcext:value-type="percentage">
            <text:p>84.44%</text:p>
          </table:table-cell>
          <table:table-cell table:formula="of:=SUM([.C128:.C137])/10" office:value-type="percentage" office:value="0.43125" calcext:value-type="percentage">
            <text:p>43.13%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CNN – ASR</text:p>
          </table:table-cell>
          <table:table-cell table:style-name="Default" office:value-type="string" calcext:value-type="string">
            <text:p>CSNN – ASR</text:p>
          </table:table-cell>
          <table:table-cell table:style-name="ce5" office:value-type="string" calcext:value-type="string">
            <text:p>CCNN</text:p>
          </table:table-cell>
          <table:table-cell table:style-name="ce19" office:value-type="string" calcext:value-type="string">
            <text:p>SNN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percentage" office:value="0.430555555555556" calcext:value-type="percentage">
            <text:p>43.06%</text:p>
          </table:table-cell>
          <table:table-cell office:value-type="percentage" office:value="0.4375" calcext:value-type="percentage">
            <text:p>43.75%</text:p>
          </table:table-cell>
          <table:table-cell table:style-name="ce6" office:value-type="percentage" office:value="0.486111111111111" calcext:value-type="percentage">
            <text:p>48.61%</text:p>
          </table:table-cell>
          <table:table-cell table:style-name="ce20" office:value-type="percentage" office:value="0.5" calcext:value-type="percentage">
            <text:p>50.00%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1" office:value-type="percentage" office:value="0.229166666666667" calcext:value-type="percentage">
            <text:p>22.92%</text:p>
          </table:table-cell>
          <table:table-cell office:value-type="percentage" office:value="0.215277777777778" calcext:value-type="percentage">
            <text:p>21.53%</text:p>
          </table:table-cell>
          <table:table-cell table:style-name="ce6" office:value-type="percentage" office:value="0.222222222222222" calcext:value-type="percentage">
            <text:p>22.22%</text:p>
          </table:table-cell>
          <table:table-cell table:style-name="ce20" office:value-type="percentage" office:value="0.263888888888889" calcext:value-type="percentage">
            <text:p>26.39%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1" office:value-type="percentage" office:value="0.791666666666667" calcext:value-type="percentage">
            <text:p>79.17%</text:p>
          </table:table-cell>
          <table:table-cell office:value-type="percentage" office:value="0.756944444444444" calcext:value-type="percentage">
            <text:p>75.69%</text:p>
          </table:table-cell>
          <table:table-cell table:style-name="ce6" office:value-type="percentage" office:value="0.881944444444444" calcext:value-type="percentage">
            <text:p>88.19%</text:p>
          </table:table-cell>
          <table:table-cell table:style-name="ce20" office:value-type="percentage" office:value="0.868055555555556" calcext:value-type="percentage">
            <text:p>86.81%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1" office:value-type="percentage" office:value="0.909722222222222" calcext:value-type="percentage">
            <text:p>90.97%</text:p>
          </table:table-cell>
          <table:table-cell office:value-type="percentage" office:value="0.881944444444444" calcext:value-type="percentage">
            <text:p>88.19%</text:p>
          </table:table-cell>
          <table:table-cell table:style-name="ce6" office:value-type="percentage" office:value="0.972222222222222" calcext:value-type="percentage">
            <text:p>97.22%</text:p>
          </table:table-cell>
          <table:table-cell table:style-name="ce20" office:value-type="percentage" office:value="0.951388888888889" calcext:value-type="percentage">
            <text:p>95.14%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1" office:value-type="percentage" office:value="0.986111111111111" calcext:value-type="percentage">
            <text:p>98.61%</text:p>
          </table:table-cell>
          <table:table-cell office:value-type="percentage" office:value="0.944444444444444" calcext:value-type="percentage">
            <text:p>94.44%</text:p>
          </table:table-cell>
          <table:table-cell table:style-name="ce6" office:value-type="percentage" office:value="0.986111111111111" calcext:value-type="percentage">
            <text:p>98.61%</text:p>
          </table:table-cell>
          <table:table-cell table:style-name="ce20" office:value-type="percentage" office:value="0.993055555555556" calcext:value-type="percentage">
            <text:p>99.31%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1" office:value-type="percentage" office:value="0.972222222222222" calcext:value-type="percentage">
            <text:p>97.22%</text:p>
          </table:table-cell>
          <table:table-cell office:value-type="percentage" office:value="0.951388888888889" calcext:value-type="percentage">
            <text:p>95.14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20" office:value-type="percentage" office:value="1" calcext:value-type="percentage">
            <text:p>100.00%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style-name="ce1" office:value-type="percentage" office:value="0.770833333333333" calcext:value-type="percentage">
            <text:p>77.08%</text:p>
          </table:table-cell>
          <table:table-cell office:value-type="percentage" office:value="0.6875" calcext:value-type="percentage">
            <text:p>68.75%</text:p>
          </table:table-cell>
          <table:table-cell table:style-name="ce6" office:value-type="percentage" office:value="0.791666666666667" calcext:value-type="percentage">
            <text:p>79.17%</text:p>
          </table:table-cell>
          <table:table-cell table:style-name="ce20" office:value-type="percentage" office:value="0.75" calcext:value-type="percentage">
            <text:p>75.00%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8</text:p>
          </table:table-cell>
          <table:table-cell table:style-name="ce1" office:value-type="percentage" office:value="0.958333333333333" calcext:value-type="percentage">
            <text:p>95.83%</text:p>
          </table:table-cell>
          <table:table-cell office:value-type="percentage" office:value="0.944444444444444" calcext:value-type="percentage">
            <text:p>94.44%</text:p>
          </table:table-cell>
          <table:table-cell table:style-name="ce6" office:value-type="percentage" office:value="0.979166666666667" calcext:value-type="percentage">
            <text:p>97.92%</text:p>
          </table:table-cell>
          <table:table-cell table:style-name="ce20" office:value-type="percentage" office:value="0.979166666666667" calcext:value-type="percentage">
            <text:p>97.92%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9</text:p>
          </table:table-cell>
          <table:table-cell table:style-name="ce1" office:value-type="percentage" office:value="0.909722222222222" calcext:value-type="percentage">
            <text:p>90.97%</text:p>
          </table:table-cell>
          <table:table-cell office:value-type="percentage" office:value="0.895833333333333" calcext:value-type="percentage">
            <text:p>89.58%</text:p>
          </table:table-cell>
          <table:table-cell table:style-name="ce6" office:value-type="percentage" office:value="0.944444444444444" calcext:value-type="percentage">
            <text:p>94.44%</text:p>
          </table:table-cell>
          <table:table-cell table:style-name="ce20" office:value-type="percentage" office:value="0.944444444444444" calcext:value-type="percentage">
            <text:p>94.44%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10</text:p>
          </table:table-cell>
          <table:table-cell table:style-name="ce1" office:value-type="percentage" office:value="0.722222222222222" calcext:value-type="percentage">
            <text:p>72.22%</text:p>
          </table:table-cell>
          <table:table-cell office:value-type="percentage" office:value="0.625" calcext:value-type="percentage">
            <text:p>62.50%</text:p>
          </table:table-cell>
          <table:table-cell table:style-name="ce6" office:value-type="percentage" office:value="0.770833333333333" calcext:value-type="percentage">
            <text:p>77.08%</text:p>
          </table:table-cell>
          <table:table-cell table:style-name="ce20" office:value-type="percentage" office:value="0.770833333333333" calcext:value-type="percentage">
            <text:p>77.08%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SUM([.B141:.B150])/10" office:value-type="percentage" office:value="0.768055555555555" calcext:value-type="percentage">
            <text:p>76.81%</text:p>
          </table:table-cell>
          <table:table-cell table:formula="of:=SUM([.C141:.C150])/10" office:value-type="percentage" office:value="0.734027777777778" calcext:value-type="percentage">
            <text:p>73.40%</text:p>
          </table:table-cell>
          <table:table-cell table:style-name="ce6" table:formula="of:=SUM([.D141:.D150])/10" office:value-type="percentage" office:value="0.803472222222222" calcext:value-type="percentage">
            <text:p>80.35%</text:p>
          </table:table-cell>
          <table:table-cell table:style-name="ce20" table:formula="of:=SUM([.E141:.E150])/10" office:value-type="percentage" office:value="0.802083333333333" calcext:value-type="percentage">
            <text:p>80.21%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4:16:17.691411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04T15:09:00.315286955</dc:date>
    <meta:editing-duration>P1DT45M49S</meta:editing-duration>
    <meta:editing-cycles>21</meta:editing-cycles>
    <meta:generator>LibreOffice/7.1.3.2$Linux_X86_64 LibreOffice_project/12a8e3cbd24a3757385a302d290655d4f3c7ebf1</meta:generator>
    <meta:document-statistic meta:table-count="1" meta:cell-count="793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2.442cm" svg:height="17.478cm" xlink:href=".." xlink:type="simple" chart:class="chart:bar" chart:style-name="ch1">
        <chart:legend chart:legend-position="end" svg:x="39.2cm" svg:y="5.452cm" style:legend-expansion="high" chart:style-name="ch2"/>
        <chart:plot-area chart:style-name="ch3" table:cell-range-address="'Untitled Database 11967b727c8d4e09be42ef3d5de750f8'.A2:'Untitled Database 11967b727c8d4e09be42ef3d5de750f8'.K12 'Untitled Database 11967b727c8d4e09be42ef3d5de750f8'.A1:'Untitled Database 11967b727c8d4e09be42ef3d5de750f8'.K1 'Untitled Database 11967b727c8d4e09be42ef3d5de750f8'.O1:'Untitled Database 11967b727c8d4e09be42ef3d5de750f8'.O12 'Untitled Database 11967b727c8d4e09be42ef3d5de750f8'.S1:'Untitled Database 11967b727c8d4e09be42ef3d5de750f8'.T12" chart:data-source-has-labels="both" svg:x="0.848cm" svg:y="0.349cm" svg:width="37.504cm" svg:height="16.78cm">
          <chart:coordinate-region svg:x="2.448cm" svg:y="0.549cm" svg:width="35.904cm" svg:height="15.933cm"/>
          <chart:axis chart:dimension="x" chart:name="primary-x" chart:style-name="ch4" chartooo:axis-type="auto">
            <chartooo:date-scale/>
            <chart:categories table:cell-range-address="'Untitled Database 11967b727c8d4e09be42ef3d5de750f8'.A2:'Untitled Database 11967b727c8d4e09be42ef3d5de750f8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2:'Untitled Database 11967b727c8d4e09be42ef3d5de750f8'.B12" chart:label-cell-address="'Untitled Database 11967b727c8d4e09be42ef3d5de750f8'.B1:'Untitled Database 11967b727c8d4e09be42ef3d5de750f8'.B1" chart:class="chart:bar">
            <chart:data-point chart:repeated="11"/>
          </chart:series>
          <chart:series chart:style-name="ch8" chart:values-cell-range-address="'Untitled Database 11967b727c8d4e09be42ef3d5de750f8'.C2:'Untitled Database 11967b727c8d4e09be42ef3d5de750f8'.C12" chart:label-cell-address="'Untitled Database 11967b727c8d4e09be42ef3d5de750f8'.C1:'Untitled Database 11967b727c8d4e09be42ef3d5de750f8'.C1" chart:class="chart:bar">
            <chart:data-point chart:repeated="11"/>
          </chart:series>
          <chart:series chart:style-name="ch9" chart:values-cell-range-address="'Untitled Database 11967b727c8d4e09be42ef3d5de750f8'.D2:'Untitled Database 11967b727c8d4e09be42ef3d5de750f8'.D12" chart:label-cell-address="'Untitled Database 11967b727c8d4e09be42ef3d5de750f8'.D1:'Untitled Database 11967b727c8d4e09be42ef3d5de750f8'.D1" chart:class="chart:bar">
            <chart:data-point chart:repeated="11"/>
          </chart:series>
          <chart:series chart:style-name="ch10" chart:values-cell-range-address="'Untitled Database 11967b727c8d4e09be42ef3d5de750f8'.E2:'Untitled Database 11967b727c8d4e09be42ef3d5de750f8'.E12" chart:label-cell-address="'Untitled Database 11967b727c8d4e09be42ef3d5de750f8'.E1:'Untitled Database 11967b727c8d4e09be42ef3d5de750f8'.E1" chart:class="chart:bar">
            <chart:data-point chart:repeated="11"/>
          </chart:series>
          <chart:series chart:style-name="ch11" chart:values-cell-range-address="'Untitled Database 11967b727c8d4e09be42ef3d5de750f8'.F2:'Untitled Database 11967b727c8d4e09be42ef3d5de750f8'.F12" chart:label-cell-address="'Untitled Database 11967b727c8d4e09be42ef3d5de750f8'.F1:'Untitled Database 11967b727c8d4e09be42ef3d5de750f8'.F1" chart:class="chart:bar">
            <chart:data-point chart:repeated="11"/>
          </chart:series>
          <chart:series chart:style-name="ch12" chart:values-cell-range-address="'Untitled Database 11967b727c8d4e09be42ef3d5de750f8'.G2:'Untitled Database 11967b727c8d4e09be42ef3d5de750f8'.G12" chart:label-cell-address="'Untitled Database 11967b727c8d4e09be42ef3d5de750f8'.G1:'Untitled Database 11967b727c8d4e09be42ef3d5de750f8'.G1" chart:class="chart:bar">
            <chart:data-point chart:repeated="11"/>
          </chart:series>
          <chart:series chart:style-name="ch13" chart:values-cell-range-address="'Untitled Database 11967b727c8d4e09be42ef3d5de750f8'.H2:'Untitled Database 11967b727c8d4e09be42ef3d5de750f8'.H12" chart:label-cell-address="'Untitled Database 11967b727c8d4e09be42ef3d5de750f8'.H1:'Untitled Database 11967b727c8d4e09be42ef3d5de750f8'.H1" chart:class="chart:bar">
            <chart:data-point chart:repeated="11"/>
          </chart:series>
          <chart:series chart:style-name="ch14" chart:values-cell-range-address="'Untitled Database 11967b727c8d4e09be42ef3d5de750f8'.I2:'Untitled Database 11967b727c8d4e09be42ef3d5de750f8'.I12" chart:label-cell-address="'Untitled Database 11967b727c8d4e09be42ef3d5de750f8'.I1:'Untitled Database 11967b727c8d4e09be42ef3d5de750f8'.I1" chart:class="chart:bar">
            <chart:data-point chart:repeated="11"/>
          </chart:series>
          <chart:series chart:style-name="ch15" chart:values-cell-range-address="'Untitled Database 11967b727c8d4e09be42ef3d5de750f8'.J2:'Untitled Database 11967b727c8d4e09be42ef3d5de750f8'.J12" chart:label-cell-address="'Untitled Database 11967b727c8d4e09be42ef3d5de750f8'.J1:'Untitled Database 11967b727c8d4e09be42ef3d5de750f8'.J1" chart:class="chart:bar">
            <chart:data-point chart:repeated="11"/>
          </chart:series>
          <chart:series chart:style-name="ch16" chart:values-cell-range-address="'Untitled Database 11967b727c8d4e09be42ef3d5de750f8'.K2:'Untitled Database 11967b727c8d4e09be42ef3d5de750f8'.K12" chart:label-cell-address="'Untitled Database 11967b727c8d4e09be42ef3d5de750f8'.K1:'Untitled Database 11967b727c8d4e09be42ef3d5de750f8'.K1" chart:class="chart:bar">
            <chart:data-point chart:repeated="11"/>
          </chart:series>
          <chart:series chart:style-name="ch17" chart:values-cell-range-address="'Untitled Database 11967b727c8d4e09be42ef3d5de750f8'.O2:'Untitled Database 11967b727c8d4e09be42ef3d5de750f8'.O12" chart:label-cell-address="'Untitled Database 11967b727c8d4e09be42ef3d5de750f8'.O1:'Untitled Database 11967b727c8d4e09be42ef3d5de750f8'.O1" chart:class="chart:bar">
            <chart:data-point chart:repeated="11"/>
          </chart:series>
          <chart:series chart:style-name="ch18" chart:values-cell-range-address="'Untitled Database 11967b727c8d4e09be42ef3d5de750f8'.S2:'Untitled Database 11967b727c8d4e09be42ef3d5de750f8'.S12" chart:label-cell-address="'Untitled Database 11967b727c8d4e09be42ef3d5de750f8'.S1:'Untitled Database 11967b727c8d4e09be42ef3d5de750f8'.S1" chart:class="chart:bar">
            <chart:data-point chart:repeated="11"/>
          </chart:series>
          <chart:series chart:style-name="ch19" chart:values-cell-range-address="'Untitled Database 11967b727c8d4e09be42ef3d5de750f8'.T2:'Untitled Database 11967b727c8d4e09be42ef3d5de750f8'.T12" chart:label-cell-address="'Untitled Database 11967b727c8d4e09be42ef3d5de750f8'.T1:'Untitled Database 11967b727c8d4e09be42ef3d5de750f8'.T1" chart:class="chart:ba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orch MCNN</text:p>
                <draw:g>
                  <svg:desc>'Untitled Database 11967b727c8d4e09be42ef3d5de750f8'.B1:'Untitled Database 11967b727c8d4e09be42ef3d5de750f8'.B1</svg:desc>
                </draw:g>
              </table:table-cell>
              <table:table-cell office:value-type="string">
                <text:p>TF MCNN</text:p>
                <draw:g>
                  <svg:desc>'Untitled Database 11967b727c8d4e09be42ef3d5de750f8'.C1:'Untitled Database 11967b727c8d4e09be42ef3d5de750f8'.C1</svg:desc>
                </draw:g>
              </table:table-cell>
              <table:table-cell office:value-type="string">
                <text:p>PyTorch CCNN</text:p>
                <draw:g>
                  <svg:desc>'Untitled Database 11967b727c8d4e09be42ef3d5de750f8'.D1:'Untitled Database 11967b727c8d4e09be42ef3d5de750f8'.D1</svg:desc>
                </draw:g>
              </table:table-cell>
              <table:table-cell office:value-type="string">
                <text:p>TF CCNN</text:p>
                <draw:g>
                  <svg:desc>'Untitled Database 11967b727c8d4e09be42ef3d5de750f8'.E1:'Untitled Database 11967b727c8d4e09be42ef3d5de750f8'.E1</svg:desc>
                </draw:g>
              </table:table-cell>
              <table:table-cell office:value-type="string">
                <text:p>CSCNN /12</text:p>
                <draw:g>
                  <svg:desc>'Untitled Database 11967b727c8d4e09be42ef3d5de750f8'.F1:'Untitled Database 11967b727c8d4e09be42ef3d5de750f8'.F1</svg:desc>
                </draw:g>
              </table:table-cell>
              <table:table-cell office:value-type="string">
                <text:p>CSCNN /9</text:p>
                <draw:g>
                  <svg:desc>'Untitled Database 11967b727c8d4e09be42ef3d5de750f8'.G1:'Untitled Database 11967b727c8d4e09be42ef3d5de750f8'.G1</svg:desc>
                </draw:g>
              </table:table-cell>
              <table:table-cell office:value-type="string">
                <text:p>CSCNN /7</text:p>
                <draw:g>
                  <svg:desc>'Untitled Database 11967b727c8d4e09be42ef3d5de750f8'.H1:'Untitled Database 11967b727c8d4e09be42ef3d5de750f8'.H1</svg:desc>
                </draw:g>
              </table:table-cell>
              <table:table-cell office:value-type="string">
                <text:p>CSCNN /7 B400</text:p>
                <draw:g>
                  <svg:desc>'Untitled Database 11967b727c8d4e09be42ef3d5de750f8'.I1:'Untitled Database 11967b727c8d4e09be42ef3d5de750f8'.I1</svg:desc>
                </draw:g>
              </table:table-cell>
              <table:table-cell office:value-type="string">
                <text:p>CSCNN /6</text:p>
                <draw:g>
                  <svg:desc>'Untitled Database 11967b727c8d4e09be42ef3d5de750f8'.J1:'Untitled Database 11967b727c8d4e09be42ef3d5de750f8'.J1</svg:desc>
                </draw:g>
              </table:table-cell>
              <table:table-cell office:value-type="string">
                <text:p>CSCNN /4</text:p>
                <draw:g>
                  <svg:desc>'Untitled Database 11967b727c8d4e09be42ef3d5de750f8'.K1:'Untitled Database 11967b727c8d4e09be42ef3d5de750f8'.K1</svg:desc>
                </draw:g>
              </table:table-cell>
              <table:table-cell office:value-type="string">
                <text:p>CSCNN /2</text:p>
                <draw:g>
                  <svg:desc>'Untitled Database 11967b727c8d4e09be42ef3d5de750f8'.O1:'Untitled Database 11967b727c8d4e09be42ef3d5de750f8'.O1</svg:desc>
                </draw:g>
              </table:table-cell>
              <table:table-cell office:value-type="string">
                <text:p>CSCNN /1</text:p>
                <draw:g>
                  <svg:desc>'Untitled Database 11967b727c8d4e09be42ef3d5de750f8'.S1:'Untitled Database 11967b727c8d4e09be42ef3d5de750f8'.S1</svg:desc>
                </draw:g>
              </table:table-cell>
              <table:table-cell office:value-type="string">
                <text:p>CSCNN /0.2</text:p>
                <draw:g>
                  <svg:desc>'Untitled Database 11967b727c8d4e09be42ef3d5de750f8'.T1:'Untitled Database 11967b727c8d4e09be42ef3d5de750f8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2:'Untitled Database 11967b727c8d4e09be42ef3d5de750f8'.A12</svg:desc>
                </draw:g>
              </table:table-cell>
              <table:table-cell office:value-type="float" office:value="0.4722">
                <text:p>0.4722</text:p>
                <draw:g>
                  <svg:desc>'Untitled Database 11967b727c8d4e09be42ef3d5de750f8'.B2:'Untitled Database 11967b727c8d4e09be42ef3d5de750f8'.B12</svg:desc>
                </draw:g>
              </table:table-cell>
              <table:table-cell office:value-type="float" office:value="0.65">
                <text:p>0.65</text:p>
                <draw:g>
                  <svg:desc>'Untitled Database 11967b727c8d4e09be42ef3d5de750f8'.C2:'Untitled Database 11967b727c8d4e09be42ef3d5de750f8'.C12</svg:desc>
                </draw:g>
              </table:table-cell>
              <table:table-cell office:value-type="float" office:value="0.5069">
                <text:p>0.5069</text:p>
                <draw:g>
                  <svg:desc>'Untitled Database 11967b727c8d4e09be42ef3d5de750f8'.D2:'Untitled Database 11967b727c8d4e09be42ef3d5de750f8'.D12</svg:desc>
                </draw:g>
              </table:table-cell>
              <table:table-cell office:value-type="float" office:value="0.7875">
                <text:p>0.7875</text:p>
                <draw:g>
                  <svg:desc>'Untitled Database 11967b727c8d4e09be42ef3d5de750f8'.E2:'Untitled Database 11967b727c8d4e09be42ef3d5de750f8'.E12</svg:desc>
                </draw:g>
              </table:table-cell>
              <table:table-cell office:value-type="float" office:value="0.125">
                <text:p>0.125</text:p>
                <draw:g>
                  <svg:desc>'Untitled Database 11967b727c8d4e09be42ef3d5de750f8'.F2:'Untitled Database 11967b727c8d4e09be42ef3d5de750f8'.F12</svg:desc>
                </draw:g>
              </table:table-cell>
              <table:table-cell office:value-type="float" office:value="0.1458">
                <text:p>0.1458</text:p>
                <draw:g>
                  <svg:desc>'Untitled Database 11967b727c8d4e09be42ef3d5de750f8'.G2:'Untitled Database 11967b727c8d4e09be42ef3d5de750f8'.G12</svg:desc>
                </draw:g>
              </table:table-cell>
              <table:table-cell office:value-type="float" office:value="0.159722222222222">
                <text:p>0.159722222222222</text:p>
                <draw:g>
                  <svg:desc>'Untitled Database 11967b727c8d4e09be42ef3d5de750f8'.H2:'Untitled Database 11967b727c8d4e09be42ef3d5de750f8'.H12</svg:desc>
                </draw:g>
              </table:table-cell>
              <table:table-cell office:value-type="float" office:value="0.159722222222222">
                <text:p>0.159722222222222</text:p>
                <draw:g>
                  <svg:desc>'Untitled Database 11967b727c8d4e09be42ef3d5de750f8'.I2:'Untitled Database 11967b727c8d4e09be42ef3d5de750f8'.I12</svg:desc>
                </draw:g>
              </table:table-cell>
              <table:table-cell office:value-type="float" office:value="0.166666666666667">
                <text:p>0.166666666666667</text:p>
                <draw:g>
                  <svg:desc>'Untitled Database 11967b727c8d4e09be42ef3d5de750f8'.J2:'Untitled Database 11967b727c8d4e09be42ef3d5de750f8'.J12</svg:desc>
                </draw:g>
              </table:table-cell>
              <table:table-cell office:value-type="float" office:value="0.215277777777778">
                <text:p>0.215277777777778</text:p>
                <draw:g>
                  <svg:desc>'Untitled Database 11967b727c8d4e09be42ef3d5de750f8'.K2:'Untitled Database 11967b727c8d4e09be42ef3d5de750f8'.K12</svg:desc>
                </draw:g>
              </table:table-cell>
              <table:table-cell office:value-type="float" office:value="0.263888888888889">
                <text:p>0.263888888888889</text:p>
                <draw:g>
                  <svg:desc>'Untitled Database 11967b727c8d4e09be42ef3d5de750f8'.O2:'Untitled Database 11967b727c8d4e09be42ef3d5de750f8'.O12</svg:desc>
                </draw:g>
              </table:table-cell>
              <table:table-cell office:value-type="float" office:value="0.263888888888889">
                <text:p>0.263888888888889</text:p>
                <draw:g>
                  <svg:desc>'Untitled Database 11967b727c8d4e09be42ef3d5de750f8'.S2:'Untitled Database 11967b727c8d4e09be42ef3d5de750f8'.S12</svg:desc>
                </draw:g>
              </table:table-cell>
              <table:table-cell office:value-type="float" office:value="0.208333333333333">
                <text:p>0.208333333333333</text:p>
                <draw:g>
                  <svg:desc>'Untitled Database 11967b727c8d4e09be42ef3d5de750f8'.T2:'Untitled Database 11967b727c8d4e09be42ef3d5de750f8'.T12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2152">
                <text:p>0.2152</text:p>
              </table:table-cell>
              <table:table-cell office:value-type="float" office:value="0.325">
                <text:p>0.325</text:p>
              </table:table-cell>
              <table:table-cell office:value-type="float" office:value="0.4236">
                <text:p>0.4236</text:p>
              </table:table-cell>
              <table:table-cell office:value-type="float" office:value="0.5153">
                <text:p>0.5153</text:p>
              </table:table-cell>
              <table:table-cell office:value-type="float" office:value="0.0694">
                <text:p>0.0694</text:p>
              </table:table-cell>
              <table:table-cell office:value-type="float" office:value="0.0902">
                <text:p>0.0902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02777777777778">
                <text:p>0.0902777777777778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7291">
                <text:p>0.7291</text:p>
              </table:table-cell>
              <table:table-cell office:value-type="float" office:value="0.8153">
                <text:p>0.8153</text:p>
              </table:table-cell>
              <table:table-cell office:value-type="float" office:value="0.8472">
                <text:p>0.8472</text:p>
              </table:table-cell>
              <table:table-cell office:value-type="float" office:value="0.9444">
                <text:p>0.9444</text:p>
              </table:table-cell>
              <table:table-cell office:value-type="float" office:value="0.1458">
                <text:p>0.1458</text:p>
              </table:table-cell>
              <table:table-cell office:value-type="float" office:value="0.1944">
                <text:p>0.1944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3125">
                <text:p>0.3125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868">
                <text:p>0.868</text:p>
              </table:table-cell>
              <table:table-cell office:value-type="float" office:value="0.9153">
                <text:p>0.9153</text:p>
              </table:table-cell>
              <table:table-cell office:value-type="float" office:value="0.9305">
                <text:p>0.9305</text:p>
              </table:table-cell>
              <table:table-cell office:value-type="float" office:value="0.9903">
                <text:p>0.9903</text:p>
              </table:table-cell>
              <table:table-cell office:value-type="float" office:value="0.2152">
                <text:p>0.2152</text:p>
              </table:table-cell>
              <table:table-cell office:value-type="float" office:value="0.2361">
                <text:p>0.2361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0.375">
                <text:p>0.37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375">
                <text:p>0.9375</text:p>
              </table:table-cell>
              <table:table-cell office:value-type="float" office:value="0.9556">
                <text:p>0.9556</text:p>
              </table:table-cell>
              <table:table-cell office:value-type="float" office:value="0.9722">
                <text:p>0.9722</text:p>
              </table:table-cell>
              <table:table-cell office:value-type="float" office:value="0.9986">
                <text:p>0.9986</text:p>
              </table:table-cell>
              <table:table-cell office:value-type="float" office:value="0.3541">
                <text:p>0.3541</text:p>
              </table:table-cell>
              <table:table-cell office:value-type="float" office:value="0.4027">
                <text:p>0.402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84722222222222">
                <text:p>0.284722222222222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0.9236">
                <text:p>0.9236</text:p>
              </table:table-cell>
              <table:table-cell office:value-type="float" office:value="0.9569">
                <text:p>0.9569</text:p>
              </table:table-cell>
              <table:table-cell office:value-type="float" office:value="0.993">
                <text:p>0.993</text:p>
              </table:table-cell>
              <table:table-cell office:value-type="float" office:value="0.9958">
                <text:p>0.9958</text:p>
              </table:table-cell>
              <table:table-cell office:value-type="float" office:value="0.3125">
                <text:p>0.3125</text:p>
              </table:table-cell>
              <table:table-cell office:value-type="float" office:value="0.3472">
                <text:p>0.3472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5">
                <text:p>0.5</text:p>
              </table:table-cell>
              <table:table-cell office:value-type="float" office:value="0.506944444444444">
                <text:p>0.50694444444444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8541">
                <text:p>0.8541</text:p>
              </table:table-cell>
              <table:table-cell office:value-type="float" office:value="0.8681">
                <text:p>0.8681</text:p>
              </table:table-cell>
              <table:table-cell office:value-type="float" office:value="0.9236">
                <text:p>0.9236</text:p>
              </table:table-cell>
              <table:table-cell office:value-type="float" office:value="0.9431">
                <text:p>0.9431</text:p>
              </table:table-cell>
              <table:table-cell office:value-type="float" office:value="0.2361">
                <text:p>0.2361</text:p>
              </table:table-cell>
              <table:table-cell office:value-type="float" office:value="0.2638">
                <text:p>0.2638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75">
                <text:p>0.3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0.159722222222222">
                <text:p>0.159722222222222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791">
                <text:p>0.9791</text:p>
              </table:table-cell>
              <table:table-cell office:value-type="float" office:value="0.9847">
                <text:p>0.9847</text:p>
              </table:table-cell>
              <table:table-cell office:value-type="float" office:value="0.9861">
                <text:p>0.9861</text:p>
              </table:table-cell>
              <table:table-cell office:value-type="float" office:value="0.9931">
                <text:p>0.9931</text:p>
              </table:table-cell>
              <table:table-cell office:value-type="float" office:value="0.4305">
                <text:p>0.4305</text:p>
              </table:table-cell>
              <table:table-cell office:value-type="float" office:value="0.4722">
                <text:p>0.4722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8402">
                <text:p>0.8402</text:p>
              </table:table-cell>
              <table:table-cell office:value-type="float" office:value="0.8917">
                <text:p>0.8917</text:p>
              </table:table-cell>
              <table:table-cell office:value-type="float" office:value="0.9722">
                <text:p>0.9722</text:p>
              </table:table-cell>
              <table:table-cell office:value-type="float" office:value="0.9792">
                <text:p>0.9792</text:p>
              </table:table-cell>
              <table:table-cell office:value-type="float" office:value="0.1805">
                <text:p>0.1805</text:p>
              </table:table-cell>
              <table:table-cell office:value-type="float" office:value="0.2152">
                <text:p>0.2152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625">
                <text:p>0.625</text:p>
              </table:table-cell>
              <table:table-cell office:value-type="float" office:value="0.597222222222222">
                <text:p>0.59722222222222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8125">
                <text:p>0.8125</text:p>
              </table:table-cell>
              <table:table-cell office:value-type="float" office:value="0.8083">
                <text:p>0.8083</text:p>
              </table:table-cell>
              <table:table-cell office:value-type="float" office:value="0.8888">
                <text:p>0.8888</text:p>
              </table:table-cell>
              <table:table-cell office:value-type="float" office:value="0.9">
                <text:p>0.9</text:p>
              </table:table-cell>
              <table:table-cell office:value-type="float" office:value="0.1666">
                <text:p>0.1666</text:p>
              </table:table-cell>
              <table:table-cell office:value-type="float" office:value="0.2083">
                <text:p>0.208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347222222222222">
                <text:p>0.34722222222222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76315">
                <text:p>0.76315</text:p>
              </table:table-cell>
              <table:table-cell office:value-type="float" office:value="0.81709">
                <text:p>0.81709</text:p>
              </table:table-cell>
              <table:table-cell office:value-type="float" office:value="0.84441">
                <text:p>0.84441</text:p>
              </table:table-cell>
              <table:table-cell office:value-type="float" office:value="0.90473">
                <text:p>0.90473</text:p>
              </table:table-cell>
              <table:table-cell office:value-type="float" office:value="0.22357">
                <text:p>0.22357</text:p>
              </table:table-cell>
              <table:table-cell office:value-type="float" office:value="0.25759">
                <text:p>0.25759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338194444444444">
                <text:p>0.338194444444444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0.43125">
                <text:p>0.43125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11cm" svg:height="18.847cm" xlink:href=".." xlink:type="simple" chart:class="chart:bar" chart:style-name="ch1">
        <chart:legend chart:legend-position="end" svg:x="30.249cm" svg:y="7.548cm" style:legend-expansion="custom" svg:width="2.925cm" svg:height="4.38cm" style:legend-expansion-aspect-ratio="0.667808219178082" chart:style-name="ch2"/>
        <chart:plot-area chart:style-name="ch3" table:cell-range-address="'Untitled Database 11967b727c8d4e09be42ef3d5de750f8'.A1:'Untitled Database 11967b727c8d4e09be42ef3d5de750f8'.E12" chart:data-source-has-labels="both" svg:x="0.67cm" svg:y="0.376cm" svg:width="29.008cm" svg:height="18.095cm">
          <chart:coordinate-region svg:x="2.27cm" svg:y="0.575cm" svg:width="27.408cm" svg:height="17.249cm"/>
          <chart:axis chart:dimension="x" chart:name="primary-x" chart:style-name="ch4" chartooo:axis-type="auto">
            <chartooo:date-scale/>
            <chart:categories table:cell-range-address="'Untitled Database 11967b727c8d4e09be42ef3d5de750f8'.A2:'Untitled Database 11967b727c8d4e09be42ef3d5de750f8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2:'Untitled Database 11967b727c8d4e09be42ef3d5de750f8'.B12" chart:label-cell-address="'Untitled Database 11967b727c8d4e09be42ef3d5de750f8'.B1:'Untitled Database 11967b727c8d4e09be42ef3d5de750f8'.B1" chart:class="chart:bar">
            <chart:data-point chart:repeated="11"/>
          </chart:series>
          <chart:series chart:style-name="ch8" chart:values-cell-range-address="'Untitled Database 11967b727c8d4e09be42ef3d5de750f8'.C2:'Untitled Database 11967b727c8d4e09be42ef3d5de750f8'.C12" chart:label-cell-address="'Untitled Database 11967b727c8d4e09be42ef3d5de750f8'.C1:'Untitled Database 11967b727c8d4e09be42ef3d5de750f8'.C1" chart:class="chart:bar">
            <chart:data-point chart:repeated="11"/>
          </chart:series>
          <chart:series chart:style-name="ch9" chart:values-cell-range-address="'Untitled Database 11967b727c8d4e09be42ef3d5de750f8'.D2:'Untitled Database 11967b727c8d4e09be42ef3d5de750f8'.D12" chart:label-cell-address="'Untitled Database 11967b727c8d4e09be42ef3d5de750f8'.D1:'Untitled Database 11967b727c8d4e09be42ef3d5de750f8'.D1" chart:class="chart:bar">
            <chart:data-point chart:repeated="11"/>
          </chart:series>
          <chart:series chart:style-name="ch10" chart:values-cell-range-address="'Untitled Database 11967b727c8d4e09be42ef3d5de750f8'.E2:'Untitled Database 11967b727c8d4e09be42ef3d5de750f8'.E12" chart:label-cell-address="'Untitled Database 11967b727c8d4e09be42ef3d5de750f8'.E1:'Untitled Database 11967b727c8d4e09be42ef3d5de750f8'.E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orch MCNN</text:p>
                <draw:g>
                  <svg:desc>'Untitled Database 11967b727c8d4e09be42ef3d5de750f8'.B1:'Untitled Database 11967b727c8d4e09be42ef3d5de750f8'.B1</svg:desc>
                </draw:g>
              </table:table-cell>
              <table:table-cell office:value-type="string">
                <text:p>TF MCNN</text:p>
                <draw:g>
                  <svg:desc>'Untitled Database 11967b727c8d4e09be42ef3d5de750f8'.C1:'Untitled Database 11967b727c8d4e09be42ef3d5de750f8'.C1</svg:desc>
                </draw:g>
              </table:table-cell>
              <table:table-cell office:value-type="string">
                <text:p>PyTorch CCNN</text:p>
                <draw:g>
                  <svg:desc>'Untitled Database 11967b727c8d4e09be42ef3d5de750f8'.D1:'Untitled Database 11967b727c8d4e09be42ef3d5de750f8'.D1</svg:desc>
                </draw:g>
              </table:table-cell>
              <table:table-cell office:value-type="string">
                <text:p>TF CCNN</text:p>
                <draw:g>
                  <svg:desc>'Untitled Database 11967b727c8d4e09be42ef3d5de750f8'.E1:'Untitled Database 11967b727c8d4e09be42ef3d5de750f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2:'Untitled Database 11967b727c8d4e09be42ef3d5de750f8'.A12</svg:desc>
                </draw:g>
              </table:table-cell>
              <table:table-cell office:value-type="float" office:value="0.4722">
                <text:p>0.4722</text:p>
                <draw:g>
                  <svg:desc>'Untitled Database 11967b727c8d4e09be42ef3d5de750f8'.B2:'Untitled Database 11967b727c8d4e09be42ef3d5de750f8'.B12</svg:desc>
                </draw:g>
              </table:table-cell>
              <table:table-cell office:value-type="float" office:value="0.65">
                <text:p>0.65</text:p>
                <draw:g>
                  <svg:desc>'Untitled Database 11967b727c8d4e09be42ef3d5de750f8'.C2:'Untitled Database 11967b727c8d4e09be42ef3d5de750f8'.C12</svg:desc>
                </draw:g>
              </table:table-cell>
              <table:table-cell office:value-type="float" office:value="0.5069">
                <text:p>0.5069</text:p>
                <draw:g>
                  <svg:desc>'Untitled Database 11967b727c8d4e09be42ef3d5de750f8'.D2:'Untitled Database 11967b727c8d4e09be42ef3d5de750f8'.D12</svg:desc>
                </draw:g>
              </table:table-cell>
              <table:table-cell office:value-type="float" office:value="0.7875">
                <text:p>0.7875</text:p>
                <draw:g>
                  <svg:desc>'Untitled Database 11967b727c8d4e09be42ef3d5de750f8'.E2:'Untitled Database 11967b727c8d4e09be42ef3d5de750f8'.E12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2152">
                <text:p>0.2152</text:p>
              </table:table-cell>
              <table:table-cell office:value-type="float" office:value="0.325">
                <text:p>0.325</text:p>
              </table:table-cell>
              <table:table-cell office:value-type="float" office:value="0.4236">
                <text:p>0.4236</text:p>
              </table:table-cell>
              <table:table-cell office:value-type="float" office:value="0.5153">
                <text:p>0.5153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7291">
                <text:p>0.7291</text:p>
              </table:table-cell>
              <table:table-cell office:value-type="float" office:value="0.8153">
                <text:p>0.8153</text:p>
              </table:table-cell>
              <table:table-cell office:value-type="float" office:value="0.8472">
                <text:p>0.8472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868">
                <text:p>0.868</text:p>
              </table:table-cell>
              <table:table-cell office:value-type="float" office:value="0.9153">
                <text:p>0.9153</text:p>
              </table:table-cell>
              <table:table-cell office:value-type="float" office:value="0.9305">
                <text:p>0.9305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375">
                <text:p>0.9375</text:p>
              </table:table-cell>
              <table:table-cell office:value-type="float" office:value="0.9556">
                <text:p>0.9556</text:p>
              </table:table-cell>
              <table:table-cell office:value-type="float" office:value="0.9722">
                <text:p>0.9722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0.9236">
                <text:p>0.9236</text:p>
              </table:table-cell>
              <table:table-cell office:value-type="float" office:value="0.9569">
                <text:p>0.9569</text:p>
              </table:table-cell>
              <table:table-cell office:value-type="float" office:value="0.993">
                <text:p>0.993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8541">
                <text:p>0.8541</text:p>
              </table:table-cell>
              <table:table-cell office:value-type="float" office:value="0.8681">
                <text:p>0.8681</text:p>
              </table:table-cell>
              <table:table-cell office:value-type="float" office:value="0.9236">
                <text:p>0.9236</text:p>
              </table:table-cell>
              <table:table-cell office:value-type="float" office:value="0.9431">
                <text:p>0.9431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791">
                <text:p>0.9791</text:p>
              </table:table-cell>
              <table:table-cell office:value-type="float" office:value="0.9847">
                <text:p>0.9847</text:p>
              </table:table-cell>
              <table:table-cell office:value-type="float" office:value="0.9861">
                <text:p>0.9861</text:p>
              </table:table-cell>
              <table:table-cell office:value-type="float" office:value="0.9931">
                <text:p>0.9931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8402">
                <text:p>0.8402</text:p>
              </table:table-cell>
              <table:table-cell office:value-type="float" office:value="0.8917">
                <text:p>0.8917</text:p>
              </table:table-cell>
              <table:table-cell office:value-type="float" office:value="0.9722">
                <text:p>0.9722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8125">
                <text:p>0.8125</text:p>
              </table:table-cell>
              <table:table-cell office:value-type="float" office:value="0.8083">
                <text:p>0.8083</text:p>
              </table:table-cell>
              <table:table-cell office:value-type="float" office:value="0.8888">
                <text:p>0.88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76315">
                <text:p>0.76315</text:p>
              </table:table-cell>
              <table:table-cell office:value-type="float" office:value="0.81709">
                <text:p>0.81709</text:p>
              </table:table-cell>
              <table:table-cell office:value-type="float" office:value="0.84441">
                <text:p>0.84441</text:p>
              </table:table-cell>
              <table:table-cell office:value-type="float" office:value="0.90473">
                <text:p>0.90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867cm" svg:height="16.308cm" xlink:href=".." xlink:type="simple" chart:class="chart:bar" chart:style-name="ch1">
        <chart:legend chart:legend-position="end" svg:x="24.44cm" svg:y="7.357cm" style:legend-expansion="high" chart:style-name="ch2"/>
        <chart:plot-area chart:style-name="ch3" table:cell-range-address="'Untitled Database 11967b727c8d4e09be42ef3d5de750f8'.A85:'Untitled Database 11967b727c8d4e09be42ef3d5de750f8'.D96" chart:data-source-has-labels="both" svg:x="0.557cm" svg:y="0.326cm" svg:width="23.326cm" svg:height="15.656cm">
          <chart:coordinate-region svg:x="2.157cm" svg:y="0.525cm" svg:width="21.726cm" svg:height="14.81cm"/>
          <chart:axis chart:dimension="x" chart:name="primary-x" chart:style-name="ch4" chartooo:axis-type="auto">
            <chartooo:date-scale/>
            <chart:categories table:cell-range-address="'Untitled Database 11967b727c8d4e09be42ef3d5de750f8'.A86:'Untitled Database 11967b727c8d4e09be42ef3d5de750f8'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86:'Untitled Database 11967b727c8d4e09be42ef3d5de750f8'.B96" chart:label-cell-address="'Untitled Database 11967b727c8d4e09be42ef3d5de750f8'.B85:'Untitled Database 11967b727c8d4e09be42ef3d5de750f8'.B85" chart:class="chart:bar">
            <chart:data-point chart:repeated="11"/>
          </chart:series>
          <chart:series chart:style-name="ch8" chart:values-cell-range-address="'Untitled Database 11967b727c8d4e09be42ef3d5de750f8'.C86:'Untitled Database 11967b727c8d4e09be42ef3d5de750f8'.C96" chart:label-cell-address="'Untitled Database 11967b727c8d4e09be42ef3d5de750f8'.C85:'Untitled Database 11967b727c8d4e09be42ef3d5de750f8'.C85" chart:class="chart:bar">
            <chart:data-point chart:repeated="11"/>
          </chart:series>
          <chart:series chart:style-name="ch9" chart:values-cell-range-address="'Untitled Database 11967b727c8d4e09be42ef3d5de750f8'.D86:'Untitled Database 11967b727c8d4e09be42ef3d5de750f8'.D96" chart:label-cell-address="'Untitled Database 11967b727c8d4e09be42ef3d5de750f8'.D85:'Untitled Database 11967b727c8d4e09be42ef3d5de750f8'.D85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ipulated CNN</text:p>
                <draw:g>
                  <svg:desc>'Untitled Database 11967b727c8d4e09be42ef3d5de750f8'.B85:'Untitled Database 11967b727c8d4e09be42ef3d5de750f8'.B85</svg:desc>
                </draw:g>
              </table:table-cell>
              <table:table-cell office:value-type="string">
                <text:p>SNN</text:p>
                <draw:g>
                  <svg:desc>'Untitled Database 11967b727c8d4e09be42ef3d5de750f8'.C85:'Untitled Database 11967b727c8d4e09be42ef3d5de750f8'.C85</svg:desc>
                </draw:g>
              </table:table-cell>
              <table:table-cell office:value-type="string">
                <text:p>PyTorch CCNN</text:p>
                <draw:g>
                  <svg:desc>'Untitled Database 11967b727c8d4e09be42ef3d5de750f8'.D85:'Untitled Database 11967b727c8d4e09be42ef3d5de750f8'.D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86:'Untitled Database 11967b727c8d4e09be42ef3d5de750f8'.A96</svg:desc>
                </draw:g>
              </table:table-cell>
              <table:table-cell office:value-type="float" office:value="0.486111111111111">
                <text:p>0.486111111111111</text:p>
                <draw:g>
                  <svg:desc>'Untitled Database 11967b727c8d4e09be42ef3d5de750f8'.B86:'Untitled Database 11967b727c8d4e09be42ef3d5de750f8'.B96</svg:desc>
                </draw:g>
              </table:table-cell>
              <table:table-cell office:value-type="float" office:value="0.5">
                <text:p>0.5</text:p>
                <draw:g>
                  <svg:desc>'Untitled Database 11967b727c8d4e09be42ef3d5de750f8'.C86:'Untitled Database 11967b727c8d4e09be42ef3d5de750f8'.C96</svg:desc>
                </draw:g>
              </table:table-cell>
              <table:table-cell office:value-type="float" office:value="0.5069">
                <text:p>0.5069</text:p>
                <draw:g>
                  <svg:desc>'Untitled Database 11967b727c8d4e09be42ef3d5de750f8'.D86:'Untitled Database 11967b727c8d4e09be42ef3d5de750f8'.D96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4236">
                <text:p>0.4236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881944444444444">
                <text:p>0.881944444444444</text:p>
              </table:table-cell>
              <table:table-cell office:value-type="float" office:value="0.868055555555556">
                <text:p>0.868055555555556</text:p>
              </table:table-cell>
              <table:table-cell office:value-type="float" office:value="0.8472">
                <text:p>0.8472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51388888888889">
                <text:p>0.951388888888889</text:p>
              </table:table-cell>
              <table:table-cell office:value-type="float" office:value="0.9305">
                <text:p>0.9305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86111111111111">
                <text:p>0.986111111111111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9236">
                <text:p>0.923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8888">
                <text:p>0.888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803472222222222">
                <text:p>0.803472222222222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84441">
                <text:p>0.844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46cm" svg:height="16.533cm" xlink:href=".." xlink:type="simple" chart:class="chart:bar" chart:style-name="ch1">
        <chart:legend chart:legend-position="end" svg:x="24.436cm" svg:y="7.718cm" style:legend-expansion="high" chart:style-name="ch2"/>
        <chart:plot-area chart:style-name="ch3" table:cell-range-address="'Untitled Database 11967b727c8d4e09be42ef3d5de750f8'.A127:'Untitled Database 11967b727c8d4e09be42ef3d5de750f8'.C138" chart:data-source-has-labels="both" svg:x="0.55cm" svg:y="0.33cm" svg:width="23.336cm" svg:height="15.873cm">
          <chart:coordinate-region svg:x="2.15cm" svg:y="0.529cm" svg:width="21.736cm" svg:height="15.027cm"/>
          <chart:axis chart:dimension="x" chart:name="primary-x" chart:style-name="ch4" chartooo:axis-type="auto">
            <chartooo:date-scale/>
            <chart:categories table:cell-range-address="'Untitled Database 11967b727c8d4e09be42ef3d5de750f8'.A128:'Untitled Database 11967b727c8d4e09be42ef3d5de750f8'.A1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128:'Untitled Database 11967b727c8d4e09be42ef3d5de750f8'.B138" chart:label-cell-address="'Untitled Database 11967b727c8d4e09be42ef3d5de750f8'.B127:'Untitled Database 11967b727c8d4e09be42ef3d5de750f8'.B127" chart:class="chart:bar">
            <chart:data-point chart:repeated="11"/>
          </chart:series>
          <chart:series chart:style-name="ch8" chart:values-cell-range-address="'Untitled Database 11967b727c8d4e09be42ef3d5de750f8'.C128:'Untitled Database 11967b727c8d4e09be42ef3d5de750f8'.C138" chart:label-cell-address="'Untitled Database 11967b727c8d4e09be42ef3d5de750f8'.C127:'Untitled Database 11967b727c8d4e09be42ef3d5de750f8'.C127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orch CCNN</text:p>
                <draw:g>
                  <svg:desc>'Untitled Database 11967b727c8d4e09be42ef3d5de750f8'.B127:'Untitled Database 11967b727c8d4e09be42ef3d5de750f8'.B127</svg:desc>
                </draw:g>
              </table:table-cell>
              <table:table-cell office:value-type="string">
                <text:p>SNN</text:p>
                <draw:g>
                  <svg:desc>'Untitled Database 11967b727c8d4e09be42ef3d5de750f8'.C127:'Untitled Database 11967b727c8d4e09be42ef3d5de750f8'.C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128:'Untitled Database 11967b727c8d4e09be42ef3d5de750f8'.A138</svg:desc>
                </draw:g>
              </table:table-cell>
              <table:table-cell office:value-type="float" office:value="0.5069">
                <text:p>0.5069</text:p>
                <draw:g>
                  <svg:desc>'Untitled Database 11967b727c8d4e09be42ef3d5de750f8'.B128:'Untitled Database 11967b727c8d4e09be42ef3d5de750f8'.B138</svg:desc>
                </draw:g>
              </table:table-cell>
              <table:table-cell office:value-type="float" office:value="0.263888888888889">
                <text:p>0.263888888888889</text:p>
                <draw:g>
                  <svg:desc>'Untitled Database 11967b727c8d4e09be42ef3d5de750f8'.C128:'Untitled Database 11967b727c8d4e09be42ef3d5de750f8'.C138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4236">
                <text:p>0.4236</text:p>
              </table:table-cell>
              <table:table-cell office:value-type="float" office:value="0.118055555555556">
                <text:p>0.118055555555556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8472">
                <text:p>0.8472</text:p>
              </table:table-cell>
              <table:table-cell office:value-type="float" office:value="0.423611111111111">
                <text:p>0.423611111111111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9305">
                <text:p>0.930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722">
                <text:p>0.9722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0.993">
                <text:p>0.993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9236">
                <text:p>0.923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861">
                <text:p>0.9861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9722">
                <text:p>0.9722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8888">
                <text:p>0.888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84441">
                <text:p>0.84441</text:p>
              </table:table-cell>
              <table:table-cell office:value-type="float" office:value="0.43125">
                <text:p>0.4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08cm" svg:height="15.254cm" xlink:href=".." xlink:type="simple" chart:class="chart:bar" chart:style-name="ch1">
        <chart:legend chart:legend-position="end" svg:x="21.489cm" svg:y="6.581cm" style:legend-expansion="high" chart:style-name="ch2"/>
        <chart:plot-area chart:style-name="ch3" table:cell-range-address="'Untitled Database 11967b727c8d4e09be42ef3d5de750f8'.A140:'Untitled Database 11967b727c8d4e09be42ef3d5de750f8'.E151" chart:data-source-has-labels="both" svg:x="0.486cm" svg:y="0.305cm" svg:width="20.517cm" svg:height="14.644cm">
          <chart:coordinate-region svg:x="2.086cm" svg:y="0.505cm" svg:width="18.917cm" svg:height="13.797cm"/>
          <chart:axis chart:dimension="x" chart:name="primary-x" chart:style-name="ch4" chartooo:axis-type="auto">
            <chartooo:date-scale/>
            <chart:categories table:cell-range-address="'Untitled Database 11967b727c8d4e09be42ef3d5de750f8'.A141:'Untitled Database 11967b727c8d4e09be42ef3d5de750f8'.A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141:'Untitled Database 11967b727c8d4e09be42ef3d5de750f8'.B151" chart:label-cell-address="'Untitled Database 11967b727c8d4e09be42ef3d5de750f8'.B140:'Untitled Database 11967b727c8d4e09be42ef3d5de750f8'.B140" chart:class="chart:bar">
            <chart:data-point chart:repeated="11"/>
          </chart:series>
          <chart:series chart:style-name="ch8" chart:values-cell-range-address="'Untitled Database 11967b727c8d4e09be42ef3d5de750f8'.C141:'Untitled Database 11967b727c8d4e09be42ef3d5de750f8'.C151" chart:label-cell-address="'Untitled Database 11967b727c8d4e09be42ef3d5de750f8'.C140:'Untitled Database 11967b727c8d4e09be42ef3d5de750f8'.C140" chart:class="chart:bar">
            <chart:data-point chart:repeated="11"/>
          </chart:series>
          <chart:series chart:style-name="ch9" chart:values-cell-range-address="'Untitled Database 11967b727c8d4e09be42ef3d5de750f8'.D141:'Untitled Database 11967b727c8d4e09be42ef3d5de750f8'.D151" chart:label-cell-address="'Untitled Database 11967b727c8d4e09be42ef3d5de750f8'.D140:'Untitled Database 11967b727c8d4e09be42ef3d5de750f8'.D140" chart:class="chart:bar">
            <chart:data-point chart:repeated="11"/>
          </chart:series>
          <chart:series chart:style-name="ch10" chart:values-cell-range-address="'Untitled Database 11967b727c8d4e09be42ef3d5de750f8'.E141:'Untitled Database 11967b727c8d4e09be42ef3d5de750f8'.E151" chart:label-cell-address="'Untitled Database 11967b727c8d4e09be42ef3d5de750f8'.E140:'Untitled Database 11967b727c8d4e09be42ef3d5de750f8'.E140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NN – ASR</text:p>
                <draw:g>
                  <svg:desc>'Untitled Database 11967b727c8d4e09be42ef3d5de750f8'.B140:'Untitled Database 11967b727c8d4e09be42ef3d5de750f8'.B140</svg:desc>
                </draw:g>
              </table:table-cell>
              <table:table-cell office:value-type="string">
                <text:p>CSNN – ASR</text:p>
                <draw:g>
                  <svg:desc>'Untitled Database 11967b727c8d4e09be42ef3d5de750f8'.C140:'Untitled Database 11967b727c8d4e09be42ef3d5de750f8'.C140</svg:desc>
                </draw:g>
              </table:table-cell>
              <table:table-cell office:value-type="string">
                <text:p>CCNN</text:p>
                <draw:g>
                  <svg:desc>'Untitled Database 11967b727c8d4e09be42ef3d5de750f8'.D140:'Untitled Database 11967b727c8d4e09be42ef3d5de750f8'.D140</svg:desc>
                </draw:g>
              </table:table-cell>
              <table:table-cell office:value-type="string">
                <text:p>SNN</text:p>
                <draw:g>
                  <svg:desc>'Untitled Database 11967b727c8d4e09be42ef3d5de750f8'.E140:'Untitled Database 11967b727c8d4e09be42ef3d5de750f8'.E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141:'Untitled Database 11967b727c8d4e09be42ef3d5de750f8'.A151</svg:desc>
                </draw:g>
              </table:table-cell>
              <table:table-cell office:value-type="float" office:value="0.430555555555556">
                <text:p>0.430555555555556</text:p>
                <draw:g>
                  <svg:desc>'Untitled Database 11967b727c8d4e09be42ef3d5de750f8'.B141:'Untitled Database 11967b727c8d4e09be42ef3d5de750f8'.B151</svg:desc>
                </draw:g>
              </table:table-cell>
              <table:table-cell office:value-type="float" office:value="0.4375">
                <text:p>0.4375</text:p>
                <draw:g>
                  <svg:desc>'Untitled Database 11967b727c8d4e09be42ef3d5de750f8'.C141:'Untitled Database 11967b727c8d4e09be42ef3d5de750f8'.C151</svg:desc>
                </draw:g>
              </table:table-cell>
              <table:table-cell office:value-type="float" office:value="0.486111111111111">
                <text:p>0.486111111111111</text:p>
                <draw:g>
                  <svg:desc>'Untitled Database 11967b727c8d4e09be42ef3d5de750f8'.D141:'Untitled Database 11967b727c8d4e09be42ef3d5de750f8'.D151</svg:desc>
                </draw:g>
              </table:table-cell>
              <table:table-cell office:value-type="float" office:value="0.5">
                <text:p>0.5</text:p>
                <draw:g>
                  <svg:desc>'Untitled Database 11967b727c8d4e09be42ef3d5de750f8'.E141:'Untitled Database 11967b727c8d4e09be42ef3d5de750f8'.E151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63888888888889">
                <text:p>0.263888888888889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756944444444444">
                <text:p>0.756944444444444</text:p>
              </table:table-cell>
              <table:table-cell office:value-type="float" office:value="0.881944444444444">
                <text:p>0.881944444444444</text:p>
              </table:table-cell>
              <table:table-cell office:value-type="float" office:value="0.868055555555556">
                <text:p>0.868055555555556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909722222222222">
                <text:p>0.909722222222222</text:p>
              </table:table-cell>
              <table:table-cell office:value-type="float" office:value="0.881944444444444">
                <text:p>0.881944444444444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51388888888889">
                <text:p>0.951388888888889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86111111111111">
                <text:p>0.98611111111111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86111111111111">
                <text:p>0.986111111111111</text:p>
              </table:table-cell>
              <table:table-cell office:value-type="float" office:value="0.993055555555556">
                <text:p>0.993055555555556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51388888888889">
                <text:p>0.951388888888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6875">
                <text:p>0.687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909722222222222">
                <text:p>0.909722222222222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625">
                <text:p>0.625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768055555555555">
                <text:p>0.768055555555555</text:p>
              </table:table-cell>
              <table:table-cell office:value-type="float" office:value="0.734027777777778">
                <text:p>0.734027777777778</text:p>
              </table:table-cell>
              <table:table-cell office:value-type="float" office:value="0.803472222222222">
                <text:p>0.803472222222222</text:p>
              </table:table-cell>
              <table:table-cell office:value-type="float" office:value="0.802083333333333">
                <text:p>0.80208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